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0e84e2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0e84e2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rsid="0021c23c" officeooo:paragraph-rsid="0021c23c"/>
    </style:style>
    <style:style style:name="T1" style:family="text">
      <style:text-properties officeooo:rsid="001f594f"/>
    </style:style>
    <style:style style:name="T2" style:family="text">
      <style:text-properties officeooo:rsid="00206ce7"/>
    </style:style>
    <style:style style:name="T3" style:family="text">
      <style:text-properties officeooo:rsid="0021c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3">*</text:span>[head]</text:p>
      <text:p text:style-name="P1"/>
      <text:p text:style-name="P1">/*--------------------------*/</text:p>
      <text:p text:style-name="P1">/* ------ <text:s text:c="2"/>Fonts <text:s text:c="2"/>------- */</text:p>
      <text:p text:style-name="P1">/* -------------------------*/</text:p>
      <text:p text:style-name="P1"/>
      <text:p text:style-name="P1"/>
      <text:p text:style-name="P1">(https://use.typekit.net/pis0rwu.css);</text:p>
      <text:p text:style-name="P1"/>
      <text:p text:style-name="P1">/* Newcomen Light */</text:p>
      <text:p text:style-name="P1">@font-face { <text:s text:c="2"/>/* adds a font useable anywhere in the CSS */</text:p>
      <text:p text:style-name="P1"><text:s text:c="2"/>font-family: Newcomen, sans-serif;</text:p>
      <text:p text:style-name="P1"><text:s text:c="2"/>font-style: normal;</text:p>
      <text:p text:style-name="P1"><text:s text:c="2"/>font-weight: 300;</text:p>
      <text:p text:style-name="P1"><text:s text:c="2"/>font-display: swap;</text:p>
      <text:p text:style-name="P1"><text:s text:c="2"/>src: url((https://fonts.adobe.com/fonts/newcomen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Newcomen Light */</text:p>
      <text:p text:style-name="P1"/>
      <text:p text:style-name="P1">/* Newcomen Regular */</text:p>
      <text:p text:style-name="P1">@font-face { <text:s text:c="2"/>/* adds a font useable anywhere in the CSS */</text:p>
      <text:p text:style-name="P1"><text:s text:c="2"/>font-family: newcomen, sans-serif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adobe.com/fonts/newcomen) ;</text:p>
      <text:p text:style-name="P1"><text:soft-page-break/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Newcomen Regular */</text:p>
      <text:p text:style-name="P1"/>
      <text:p text:style-name="P1">/* Newcomen Bold */</text:p>
      <text:p text:style-name="P1">@font-face { <text:s text:c="2"/>/* adds a font useable anywhere in the CSS */</text:p>
      <text:p text:style-name="P1"><text:s text:c="2"/>font-family: newcomen, sans-serif;</text:p>
      <text:p text:style-name="P1"><text:s text:c="2"/>font-style: normal;</text:p>
      <text:p text:style-name="P1"><text:s text:c="2"/>font-weight: 700;</text:p>
      <text:p text:style-name="P1"><text:s text:c="2"/>font-display: swap;</text:p>
      <text:p text:style-name="P1"><text:s text:c="2"/>src: url(https://fonts.adobe.com/fonts/newcomen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Newcomen Bold */</text:p>
      <text:p text:style-name="P1"/>
      <text:p text:style-name="P1">/* Newcomen Black */</text:p>
      <text:p text:style-name="P1">@font-face { <text:s text:c="2"/>/* adds a font useable anywhere in the CSS */</text:p>
      <text:p text:style-name="P1"><text:s text:c="2"/>font-family: newcomen, sans-serif;</text:p>
      <text:p text:style-name="P1"><text:s text:c="2"/>font-style: normal;</text:p>
      <text:p text:style-name="P1"><text:s text:c="2"/>font-weight: 800;</text:p>
      <text:p text:style-name="P1"><text:s text:c="2"/>font-display: swap;</text:p>
      <text:p text:style-name="P1"><text:s text:c="2"/>src: url(https://fonts.adobe.com/fonts/newcomen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Newcomen Black */</text:p>
      <text:p text:style-name="P1"><text:soft-page-break/></text:p>
      <text:p text:style-name="P1">/* Mason-Serif OT Regular */</text:p>
      <text:p text:style-name="P1">@font-face { <text:s text:c="2"/>/* adds a font useable anywhere in the CSS */</text:p>
      <text:p text:style-name="P1"><text:s text:c="2"/>font-family: Mason-Serif, sans-serif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adobe.com/fonts/mason-serif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Mason-Serif OT Regular */</text:p>
      <text:p text:style-name="P1"/>
      <text:p text:style-name="P1"/>
      <text:p text:style-name="P1">/* Antiquarian Scribe Regular */</text:p>
      <text:p text:style-name="P1">@font-face { <text:s text:c="2"/>/* adds a font useable anywhere in the CSS */</text:p>
      <text:p text:style-name="P1"><text:s text:c="2"/>font-family: antiquarian-scribe, sans-serif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adobe.com/fonts/antiquarian-scribe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Antiquarian Scribe Regular */</text:p>
      <text:p text:style-name="P1"/>
      <text:p text:style-name="P1">/* Soul Reaver */</text:p>
      <text:p text:style-name="P1">@font-face { <text:s text:c="2"/>/* adds a font useable anywhere in the CSS */</text:p>
      <text:p text:style-name="P1"><text:s text:c="2"/>font-family: Soul Reaver;</text:p>
      <text:p text:style-name="P1"><text:soft-page-break/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free.net/?s=Soul%20Reaver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Soul Reaver */</text:p>
      <text:p text:style-name="P1"/>
      <text:p text:style-name="P1">/* Mason-Serif OT Bold */</text:p>
      <text:p text:style-name="P1">@font-face {</text:p>
      <text:p text:style-name="P1"><text:s text:c="2"/>font-family: Mason-Serif, sans-serif;</text:p>
      <text:p text:style-name="P1"><text:s text:c="2"/>font-style: normal;</text:p>
      <text:p text:style-name="P1"><text:s text:c="2"/>font-weight: 800;</text:p>
      <text:p text:style-name="P1"><text:s text:c="2"/>font-display: swap;</text:p>
      <text:p text:style-name="P1">src: url(https://fonts.adobe.com/fonts/mason-serif) 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Mason-Serif OT Bold */</text:p>
      <text:p text:style-name="P1"/>
      <text:p text:style-name="P1">/*--------------------------*/</text:p>
      <text:p text:style-name="P1">/* ------ <text:s text:c="2"/>Fonts <text:s text:c="2"/>------- */</text:p>
      <text:p text:style-name="P1">/* -------------------------*/</text:p>
      <text:p text:style-name="P1"/>
      <text:p text:style-name="P1">/*--------------------------*/</text:p>
      <text:p text:style-name="P1">/* ---- <text:s text:c="2"/>Animations <text:s text:c="2"/>---- */</text:p>
      <text:p text:style-name="P1">/* -------------------------*/</text:p>
      <text:p text:style-name="P1"/>
      <text:p text:style-name="P1"><text:soft-page-break/>/*added*/</text:p>
      <text:p text:style-name="P1">/* links animation */</text:p>
      <text:p text:style-name="P1">@keyframes linksforfun { <text:s text:c="2"/>/* this creates an animation that tells the website to change font color; it starts at 80% opacity and decreases to 60% */</text:p>
      <text:p text:style-name="P1"><text:s text:c="2"/>from {color: rgba(252, 46, 32, .8); text-shadow: 0px 1px 4px rgba(252, 46, 32, .6);}</text:p>
      <text:p text:style-name="P1"><text:s text:c="2"/>to {color: rgba(157, 37, 53, .6);}</text:p>
      <text:p text:style-name="P1">}</text:p>
      <text:p text:style-name="P1">/* links animation */</text:p>
      <text:p text:style-name="P1"/>
      <text:p text:style-name="P1">/* desktop background animation */</text:p>
      <text:p text:style-name="P1">@keyframes background-desktop { <text:s text:c="2"/>/* this creates an animation that tells the backrgound to move; it will shift the background 600 pixels to the top in a single cycle */</text:p>
      <text:p text:style-name="P1"><text:tab/>from { background-position: 0 0; }</text:p>
      <text:p text:style-name="P1"><text:tab/>to { background-position: 0 -600px; }</text:p>
      <text:p text:style-name="P1">}</text:p>
      <text:p text:style-name="P1"/>
      <text:p text:style-name="P1">@keyframes background-desktop-meta {</text:p>
      <text:p text:style-name="P1"><text:tab/>from { background-position: 0 0; }</text:p>
      <text:p text:style-name="P1"><text:tab/>to { background-position: 0 -600px; }</text:p>
      <text:p text:style-name="P1">}</text:p>
      <text:p text:style-name="P1">/* desktop background animation */</text:p>
      <text:p text:style-name="P1"/>
      <text:p text:style-name="P1">/* mobile background animation */</text:p>
      <text:p text:style-name="P1">@keyframes background-mobile {</text:p>
      <text:p text:style-name="P1"><text:tab/>from { background-position: 0 0; }</text:p>
      <text:p text:style-name="P1"><text:tab/>to { background-position: 0 -300px; }</text:p>
      <text:p text:style-name="P1">}</text:p>
      <text:p text:style-name="P1"/>
      <text:p text:style-name="P1">@keyframes background-mobile-meta {</text:p>
      <text:p text:style-name="P1"><text:tab/>from { background-position: 0 0; }</text:p>
      <text:p text:style-name="P1"><text:soft-page-break/><text:tab/>to { background-position: 0 300px; }</text:p>
      <text:p text:style-name="P1">}</text:p>
      <text:p text:style-name="P1">/* mobile background animation */</text:p>
      <text:p text:style-name="P1"/>
      <text:p text:style-name="P1">/*--------------------------*/</text:p>
      <text:p text:style-name="P1">/* ---- <text:s text:c="2"/>Animations <text:s text:c="2"/>---- */</text:p>
      <text:p text:style-name="P1">/* -------------------------*/</text:p>
      <text:p text:style-name="P1"/>
      <text:p text:style-name="P1">[/head]</text:p>
      <text:p text:style-name="P1"/>
      <text:p text:style-name="P1">/* -------------------------- */</text:p>
      <text:p text:style-name="P1">/* ------ <text:s text:c="2"/>Global <text:s text:c="2"/>-------- */</text:p>
      <text:p text:style-name="P1">/* -------------------------- */</text:p>
      <text:p text:style-name="P1"/>
      <text:p text:style-name="P1"/>
      <text:p text:style-name="P1"/>
      <text:p text:style-name="P1">/* ///Page + Article Background/// */</text:p>
      <text:p text:style-name="P1">.user-css-presentation { <text:s text:c="2"/>/*this affects the overall background of the world*/</text:p>
      <text:p text:style-name="P1">background: url(https://www.worldanvil.com/i/4032805);</text:p>
      <text:p text:style-name="P1">background-size: 50%;</text:p>
      <text:p text:style-name="P1">background-attachment: fixed; <text:s text:c="2"/>/*this locks the image on the screen; it wont scroll*/</text:p>
      <text:p text:style-name="P1">}</text:p>
      <text:p text:style-name="P1"/>
      <text:p text:style-name="P1"><text:s/>.user-css.page,</text:p>
      <text:p text:style-name="P1">.user-css-extended .page { <text:s text:c="2"/>/*this affects the large page container*/</text:p>
      <text:p text:style-name="P1"><text:s text:c="3"/>background: url(https://www.worldanvil.com/uploads/images/09bf87a0d844664af7f10f8d38ee9d05.png);</text:p>
      <text:p text:style-name="P1"><text:s text:c="3"/>background-size: 600px;</text:p>
      <text:p text:style-name="P1"><text:s text:c="3"/>background-clip: padding-box;</text:p>
      <text:p text:style-name="P1"><text:s text:c="3"/>background-position: center;</text:p>
      <text:p text:style-name="P1"><text:soft-page-break/><text:s text:c="3"/>background-repeat: repeat;</text:p>
      <text:p text:style-name="P1"><text:s text:c="3"/>animation: background-desktop 10s linear infinite; /*this tells the background to follow a predetermined animation over the duration of 10s for an infinite amount of loops*/</text:p>
      <text:p text:style-name="P1"><text:s text:c="3"/>box-shadow: 0px 0px 0px;</text:p>
      <text:p text:style-name="P1"><text:s text:c="3"/>overflow: auto;</text:p>
      <text:p text:style-name="P1"><text:s text:c="3"/>max-height: 800px;</text:p>
      <text:p text:style-name="P1"><text:s text:c="3"/>padding: 50px;</text:p>
      <text:p text:style-name="P1"><text:s text:c="3"/>border-image-source: url(https://www.worldanvil.com/uploads/images/a97b9cc04cfd7da7dadbdd8574364e24.png);</text:p>
      <text:p text:style-name="P1"><text:s text:c="3"/>border-image-slice: 20; /*complicated magic that lets you use custom borders. If you can explain this to me please help.*/</text:p>
      <text:p text:style-name="P1"><text:s text:c="3"/>border-image-repeat: repeat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}</text:p>
      <text:p text:style-name="P1">/* ///Page + Article Background/// */</text:p>
      <text:p text:style-name="P1"/>
      <text:p text:style-name="P1">/* ///Font Styling Global/// */</text:p>
      <text:p text:style-name="P1"/>
      <text:p text:style-name="P1">/* ///Font Styling H1/// */</text:p>
      <text:p text:style-name="P1">.user-css h1 {</text:p>
      <text:p text:style-name="P1"><text:s text:c="3"/>font-family: Newcomen <text:span text:style-name="T1">Regular</text:span>, sans-serif;</text:p>
      <text:p text:style-name="P1"><text:s text:c="3"/>font-size: 65px;</text:p>
      <text:p text:style-name="P1"><text:s text:c="3"/>color: rgba( 252, 46, 32, .6);</text:p>
      <text:p text:style-name="P1">}</text:p>
      <text:p text:style-name="P1"/>
      <text:p text:style-name="P1"/>
      <text:p text:style-name="P1">.user-css-extended h1 {</text:p>
      <text:p text:style-name="P1"><text:s text:c="3"/>font-family: Newcomen <text:span text:style-name="T2">Regular</text:span>, sans-serif;</text:p>
      <text:p text:style-name="P1"><text:s text:c="3"/>font-size: 65px;</text:p>
      <text:p text:style-name="P1"><text:soft-page-break/><text:s text:c="3"/>color: rgba( 252, 46, 32, .6);</text:p>
      <text:p text:style-name="P1">}</text:p>
      <text:p text:style-name="P1">/* ///Font Styling H1/// */</text:p>
      <text:p text:style-name="P1"/>
      <text:p text:style-name="P1"/>
      <text:p text:style-name="P1"/>
      <text:p text:style-name="P1">/* ///Font Styling H2/// */</text:p>
      <text:p text:style-name="P1">.user-css h2 {</text:p>
      <text:p text:style-name="P1"><text:s text:c="3"/>text-align: left; <text:s text:c="2"/>/*aligns the text (left/right/center)*/</text:p>
      <text:p text:style-name="P1"><text:s text:c="3"/>font-size: 35px;</text:p>
      <text:p text:style-name="P1"><text:s text:c="3"/>text-shadow: 0px 5px 5px rgba(1, 1, 0, .6); <text:s text:c="2"/>/*gives associated text a shadow; (left/right) (top/bottom) (shadow size) (color)*/</text:p>
      <text:p text:style-name="P1"><text:s text:c="3"/>margin-bottom: 5px;</text:p>
      <text:p text:style-name="P1"><text:s text:c="3"/>padding: 0px;</text:p>
      <text:p text:style-name="P1"><text:s text:c="3"/>border-bottom-width: 1px;</text:p>
      <text:p text:style-name="P1"><text:s text:c="3"/>border-bottom-style: solid;</text:p>
      <text:p text:style-name="P1"><text:s text:c="3"/>border-bottom-color: rgba( 252, 46, 32, .6);</text:p>
      <text:p text:style-name="P1"><text:s text:c="3"/>color: rgba( 252, 46, 32, .6);</text:p>
      <text:p text:style-name="P1"><text:s text:c="3"/>font-family: Newcomen;</text:p>
      <text:p text:style-name="P1">}</text:p>
      <text:p text:style-name="P1"/>
      <text:p text:style-name="P1"/>
      <text:p text:style-name="P1">.user-css-extended h2 {</text:p>
      <text:p text:style-name="P1"><text:s text:c="3"/>text-align: left;</text:p>
      <text:p text:style-name="P1"><text:s text:c="3"/>font-size: 35px;</text:p>
      <text:p text:style-name="P1"><text:s text:c="3"/>text-shadow: 0px 5px 5px rgba(1, 1, 0, .6);</text:p>
      <text:p text:style-name="P1"><text:s text:c="3"/>margin-bottom: 5px;</text:p>
      <text:p text:style-name="P1"><text:s text:c="3"/>padding: 0px;</text:p>
      <text:p text:style-name="P1"><text:s text:c="3"/>border-bottom-width: 1px;</text:p>
      <text:p text:style-name="P1"><text:s text:c="3"/>border-bottom-style: solid;</text:p>
      <text:p text:style-name="P1"><text:soft-page-break/><text:s text:c="3"/>border-bottom-color: rgba( 252, 46, 32, .6);</text:p>
      <text:p text:style-name="P1"><text:s text:c="3"/>color: rgba( 252, 46, 32, .6);</text:p>
      <text:p text:style-name="P1"><text:s text:c="3"/>font-family: Newcomen, sans-serif;</text:p>
      <text:p text:style-name="P1">}</text:p>
      <text:p text:style-name="P1">/* ///Font Styling H2/// */</text:p>
      <text:p text:style-name="P1"/>
      <text:p text:style-name="P1"/>
      <text:p text:style-name="P1"/>
      <text:p text:style-name="P1">/* ///Font Styling H3/// */</text:p>
      <text:p text:style-name="P1">.user-css h3 {</text:p>
      <text:p text:style-name="P1"><text:s text:c="3"/>text-align: left;</text:p>
      <text:p text:style-name="P1"><text:s text:c="3"/>font-size: 35px;</text:p>
      <text:p text:style-name="P1"><text:s text:c="3"/>text-shadow: 0px 5px 5px rgba(1, 1, 0, .6);</text:p>
      <text:p text:style-name="P1"><text:s text:c="3"/>margin-bottom: 5px;</text:p>
      <text:p text:style-name="P1"><text:s text:c="3"/>padding: 0px;</text:p>
      <text:p text:style-name="P1"><text:s text:c="3"/>color: rgba( 252, 46, 32, .6);</text:p>
      <text:p text:style-name="P1"><text:s text:c="3"/>font-family: Newcomen Bold;</text:p>
      <text:p text:style-name="P1">}</text:p>
      <text:p text:style-name="P1"/>
      <text:p text:style-name="P1"/>
      <text:p text:style-name="P1">.user-css-extended h3 {</text:p>
      <text:p text:style-name="P1"><text:s text:c="3"/>text-align: left;</text:p>
      <text:p text:style-name="P1"><text:s text:c="3"/>font-size: 35px;</text:p>
      <text:p text:style-name="P1"><text:s text:c="3"/>text-shadow: 0px 5px 5px rgba(1, 1, 0, .6);</text:p>
      <text:p text:style-name="P1"><text:s text:c="3"/>margin-bottom: 5px;</text:p>
      <text:p text:style-name="P1"><text:s text:c="3"/>padding: 0px;</text:p>
      <text:p text:style-name="P1"><text:s text:c="3"/>color: rgba( 252, 46, 32, .6);</text:p>
      <text:p text:style-name="P1"><text:s text:c="3"/>font-family: Newcomen, sans-serif;</text:p>
      <text:p text:style-name="P1">}</text:p>
      <text:p text:style-name="P1">/* ///Font Styling H3/// */</text:p>
      <text:p text:style-name="P1"><text:soft-page-break/></text:p>
      <text:p text:style-name="P1"/>
      <text:p text:style-name="P1"/>
      <text:p text:style-name="P1">/* ///Font Styling/// H4 */</text:p>
      <text:p text:style-name="P1">.user-css h4 {</text:p>
      <text:p text:style-name="P1"><text:s text:c="3"/>text-align: left;</text:p>
      <text:p text:style-name="P1"><text:s text:c="3"/>font-size: 25px;</text:p>
      <text:p text:style-name="P1"><text:s text:c="3"/>text-shadow: 0px 5px 5px rgba(1, 1, 0, .6);</text:p>
      <text:p text:style-name="P1"><text:s text:c="3"/>margin-bottom: 0px;</text:p>
      <text:p text:style-name="P1"><text:s text:c="3"/>padding: 0px;</text:p>
      <text:p text:style-name="P1"><text:s text:c="3"/>color: rgba( 252, 46, 32, .6);</text:p>
      <text:p text:style-name="P1"><text:s text:c="3"/>font-family: Newcomen, sans-serif;</text:p>
      <text:p text:style-name="P1">}</text:p>
      <text:p text:style-name="P1"/>
      <text:p text:style-name="P1"/>
      <text:p text:style-name="P1">.user-css-extended h4 {</text:p>
      <text:p text:style-name="P1"><text:s text:c="3"/>text-align: left;</text:p>
      <text:p text:style-name="P1"><text:s text:c="3"/>font-size: 25px;</text:p>
      <text:p text:style-name="P1"><text:s text:c="3"/>text-shadow: 0px 5px 5px rgba(1, 1, 0, .6);</text:p>
      <text:p text:style-name="P1"><text:s text:c="3"/>margin-bottom: 0px;</text:p>
      <text:p text:style-name="P1"><text:s text:c="3"/>padding: 0px;</text:p>
      <text:p text:style-name="P1"><text:s text:c="3"/>color: rgba( 252, 46, 32, .6);</text:p>
      <text:p text:style-name="P1"><text:s text:c="3"/>font-family: Newcomen, sans-serif;</text:p>
      <text:p text:style-name="P1">}</text:p>
      <text:p text:style-name="P1">/* ///Font Styling H4/// */</text:p>
      <text:p text:style-name="P1"/>
      <text:p text:style-name="P1"/>
      <text:p text:style-name="P1"/>
      <text:p text:style-name="P1">/* ///Font Styling H5/// */</text:p>
      <text:p text:style-name="P1">.user-css h5 {</text:p>
      <text:p text:style-name="P1"><text:soft-page-break/><text:s text:c="3"/>text-align: left;</text:p>
      <text:p text:style-name="P1"><text:s text:c="3"/>font-size: 25px;</text:p>
      <text:p text:style-name="P1"><text:s text:c="3"/>text-shadow: 0px 5px 5px rgba(1, 1, 0, .6);</text:p>
      <text:p text:style-name="P1"><text:s text:c="3"/>margin-bottom: 0px;</text:p>
      <text:p text:style-name="P1"><text:s text:c="3"/>padding: 0px;</text:p>
      <text:p text:style-name="P1"><text:s text:c="3"/>color: rgba( 252, 46, 32, .6);</text:p>
      <text:p text:style-name="P1"><text:s text:c="3"/>font-family: Newcomen, sans-serif;</text:p>
      <text:p text:style-name="P1">}</text:p>
      <text:p text:style-name="P1"/>
      <text:p text:style-name="P1"/>
      <text:p text:style-name="P1">.user-css-extended h5 {</text:p>
      <text:p text:style-name="P1"><text:s text:c="3"/>text-align: left;</text:p>
      <text:p text:style-name="P1"><text:s text:c="3"/>font-size: 25px;</text:p>
      <text:p text:style-name="P1"><text:s text:c="3"/>text-shadow: 0px 5px 5px rgba(1, 1, 0, .6);</text:p>
      <text:p text:style-name="P1"><text:s text:c="3"/>margin-bottom: 0px;</text:p>
      <text:p text:style-name="P1"><text:s text:c="3"/>padding: 0px;</text:p>
      <text:p text:style-name="P1"><text:s text:c="3"/>color: rgba( 252, 46, 32, .6);</text:p>
      <text:p text:style-name="P1"><text:s text:c="3"/>font-family: Newcomen, sans-serif;</text:p>
      <text:p text:style-name="P1">}</text:p>
      <text:p text:style-name="P1">/* ///Font Styling H5/// */</text:p>
      <text:p text:style-name="P1"/>
      <text:p text:style-name="P1"/>
      <text:p text:style-name="P1"/>
      <text:p text:style-name="P1">/* ///Spans/// */ <text:s text:c="2"/>/*don't remember what is considered span but I wrote it for a reason*/</text:p>
      <text:p text:style-name="P1">.user-css span {</text:p>
      <text:p text:style-name="P1"><text:s text:c="3"/>font-family: Newcomen, sans-serif;</text:p>
      <text:p text:style-name="P1"><text:s text:c="3"/>color: rgba( 252, 46, 32, .6);</text:p>
      <text:p text:style-name="P1">}</text:p>
      <text:p text:style-name="P1"/>
      <text:p text:style-name="P1"/>
      <text:p text:style-name="P1"><text:soft-page-break/>.user-css-extended span {</text:p>
      <text:p text:style-name="P1"><text:s text:c="3"/>font-family: Newcomen, sans-serif;</text:p>
      <text:p text:style-name="P1"><text:s text:c="3"/>color: rgba( 252, 46, 32, .6);</text:p>
      <text:p text:style-name="P1">}</text:p>
      <text:p text:style-name="P1"/>
      <text:p text:style-name="P1">/* ///Spans/// */</text:p>
      <text:p text:style-name="P1"/>
      <text:p text:style-name="P1"/>
      <text:p text:style-name="P1"/>
      <text:p text:style-name="P1">/* ///Font Styling Links/// */</text:p>
      <text:p text:style-name="P1">.user-css a {</text:p>
      <text:p text:style-name="P1"><text:s text:c="3"/>font-family: Soul Reaver;</text:p>
      <text:p text:style-name="P1"><text:s text:c="3"/>font-size: 16px;</text:p>
      <text:p text:style-name="P1"><text:s text:c="3"/>color: rgba( 252, 46, 32, .6);</text:p>
      <text:p text:style-name="P1"><text:s text:c="3"/>animation: linksforfun 2.0s infinite;</text:p>
      <text:p text:style-name="P1">}</text:p>
      <text:p text:style-name="P1"/>
      <text:p text:style-name="P1"/>
      <text:p text:style-name="P1">.user-css a:hover{ <text:s/>/*adding :hover following the container will allow editing of hover characteristics. The following line increases the opacity of links when hovered over*/ </text:p>
      <text:p text:style-name="P1"><text:s text:c="3"/>color: rgba( 252, 46, 32, .8);</text:p>
      <text:p text:style-name="P1">}</text:p>
      <text:p text:style-name="P1"/>
      <text:p text:style-name="P1"/>
      <text:p text:style-name="P1">.user-css-extended a {</text:p>
      <text:p text:style-name="P1"><text:s text:c="3"/>font-family: Soul Reaver;</text:p>
      <text:p text:style-name="P1"><text:s text:c="3"/>font-size: 16px;</text:p>
      <text:p text:style-name="P1"><text:s text:c="3"/>color: rgba( 252, 46, 32, .6);</text:p>
      <text:p text:style-name="P1"><text:s text:c="3"/>animation: linksforfun 2.0s infinite;</text:p>
      <text:p text:style-name="P1">}</text:p>
      <text:p text:style-name="P1"><text:soft-page-break/></text:p>
      <text:p text:style-name="P1"/>
      <text:p text:style-name="P1">.user-css-extended a:hover{</text:p>
      <text:p text:style-name="P1"><text:s text:c="3"/>color: rgba( 252, 46, 32, .8);</text:p>
      <text:p text:style-name="P1">}</text:p>
      <text:p text:style-name="P1">/* ///Font Styling Links/// */</text:p>
      <text:p text:style-name="P1"/>
      <text:p text:style-name="P1"/>
      <text:p text:style-name="P1"/>
      <text:p text:style-name="P1">/* ///Font Styling Homepage Followers/// */</text:p>
      <text:p text:style-name="P1">.user-css-followers-counter-number a {</text:p>
      <text:p text:style-name="P1"><text:s text:c="3"/>font-size: 18px;</text:p>
      <text:p text:style-name="P1">}</text:p>
      <text:p text:style-name="P1">/* ///Font Styling Homepage Followers/// */</text:p>
      <text:p text:style-name="P1"/>
      <text:p text:style-name="P1"/>
      <text:p text:style-name="P1"/>
      <text:p text:style-name="P1">/* ///Icons/// */</text:p>
      <text:p text:style-name="P1">.user-css i {</text:p>
      <text:p text:style-name="P1"><text:s text:c="3"/>color: rgba( 252, 46, 32, .6);</text:p>
      <text:p text:style-name="P1">}</text:p>
      <text:p text:style-name="P1"/>
      <text:p text:style-name="P1"/>
      <text:p text:style-name="P1">.user-css-extended i {</text:p>
      <text:p text:style-name="P1"><text:s text:c="3"/>color: rgba( 252, 46, 32, .6);</text:p>
      <text:p text:style-name="P1">}</text:p>
      <text:p text:style-name="P1"/>
      <text:p text:style-name="P1">/* ///Icons/// */</text:p>
      <text:p text:style-name="P1">.user-css i {</text:p>
      <text:p text:style-name="P1"><text:s text:c="3"/>color: rgba( 252, 46, 32, .6);</text:p>
      <text:p text:style-name="P1"><text:soft-page-break/>}</text:p>
      <text:p text:style-name="P1"/>
      <text:p text:style-name="P1"/>
      <text:p text:style-name="P1">.user-css-extended i {</text:p>
      <text:p text:style-name="P1"><text:s text:c="3"/>color: rgba( 252, 46, 32, .6);</text:p>
      <text:p text:style-name="P1">}</text:p>
      <text:p text:style-name="P1">/* ///Icons/// */</text:p>
      <text:p text:style-name="P1"/>
      <text:p text:style-name="P1">/* ///Horizontal Rule Styling/// */</text:p>
      <text:p text:style-name="P1">.user-css hr{</text:p>
      <text:p text:style-name="P1"><text:s text:c="3"/>border-top: 2px solid;</text:p>
      <text:p text:style-name="P1"><text:s text:c="3"/>border-top-color: rgba( 252, 46, 32, .6);</text:p>
      <text:p text:style-name="P1">}</text:p>
      <text:p text:style-name="P1">/* ///Horizontal Rule Styling/// */</text:p>
      <text:p text:style-name="P1"/>
      <text:p text:style-name="P1"/>
      <text:p text:style-name="P1"/>
      <text:p text:style-name="P1">/*SCROLL BARS*/</text:p>
      <text:p text:style-name="P1">::-webkit-scrollbar {</text:p>
      <text:p text:style-name="P1">width: 12px;</text:p>
      <text:p text:style-name="P1">}</text:p>
      <text:p text:style-name="P1">::-webkit-scrollbar-track {</text:p>
      <text:p text:style-name="P1">opacity: 1;</text:p>
      <text:p text:style-name="P1">background: #95246;</text:p>
      <text:p text:style-name="P1">box-shadow: 0 -1px 15px 10px rgba(1, 1, 0, 0.2); </text:p>
      <text:p text:style-name="P1">border: 1px solid #010100;</text:p>
      <text:p text:style-name="P1">border-radius: 5px;</text:p>
      <text:p text:style-name="P1">}</text:p>
      <text:p text:style-name="P1">::-webkit-scrollbar-thumb {</text:p>
      <text:p text:style-name="P1">background: -webkit-linear-gradient(#010100, #630909);</text:p>
      <text:p text:style-name="P1"><text:soft-page-break/>border: none;</text:p>
      <text:p text:style-name="P1">border-radius: 5px;</text:p>
      <text:p text:style-name="P1">}</text:p>
      <text:p text:style-name="P1">::-webkit-scrollbar-thumb:hover {</text:p>
      <text:p text:style-name="P1">background: -webkit-linear-gradient(#95246, #010100);</text:p>
      <text:p text:style-name="P1">border: none;</text:p>
      <text:p text:style-name="P1">border-radius: 5px;</text:p>
      <text:p text:style-name="P1">}</text:p>
      <text:p text:style-name="P1"/>
      <text:p text:style-name="P1">/*tooltips*/</text:p>
      <text:p text:style-name="P1">.text-abbreviation {</text:p>
      <text:p text:style-name="P1">text-decoration-line: none;</text:p>
      <text:p text:style-name="P1">border-bottom-width: 1px;</text:p>
      <text:p text:style-name="P1">border-bottom-style: dotted;</text:p>
      <text:p text:style-name="P1">border-bottom: 1.5px #9524d6 <text:s/>dotted;</text:p>
      <text:p text:style-name="P1">}</text:p>
      <text:p text:style-name="P1"/>
      <text:p text:style-name="P1">/*TOOLTIPSTER*/</text:p>
      <text:p text:style-name="P1">.user-css-presentation .tooltipster-content {</text:p>
      <text:p text:style-name="P1">background: rgba(1, 1, 0, 1); /*#010100*/</text:p>
      <text:p text:style-name="P1">border: 2px #9524d6 solid;</text:p>
      <text:p text:style-name="P1">border-radius: 5px 5px 5px 5px;</text:p>
      <text:p text:style-name="P1">background-image: var(--bg5Per);</text:p>
      <text:p text:style-name="P1">box-shadow: 0 -1px 15px 5px rgba(149,36,213, 0.75);</text:p>
      <text:p text:style-name="P1">font-family: Newcomen, sans-serif;</text:p>
      <text:p text:style-name="P1">font-size: 12px;</text:p>
      <text:p text:style-name="P1">line-height: 1.45em;</text:p>
      <text:p text:style-name="P1">color: #4974a5;</text:p>
      <text:p text:style-name="P1">}</text:p>
      <text:p text:style-name="P1">.user-css-presentation .tooltipster-content h2 {</text:p>
      <text:p text:style-name="P1"><text:soft-page-break/>font-size: 30px;</text:p>
      <text:p text:style-name="P1">font-family: Mason-Serif, sans-serif;</text:p>
      <text:p text:style-name="P1">letter-spacing: 1px; </text:p>
      <text:p text:style-name="P1">font-weight: 700;</text:p>
      <text:p text:style-name="P1">color: #4974a5;</text:p>
      <text:p text:style-name="P1">text-transform: uppercase;</text:p>
      <text:p text:style-name="P1">border-bottom: 1px solid;</text:p>
      <text:p text:style-name="P1">color: #95246;</text:p>
      <text:p text:style-name="P1">letter-spacing: 2px; </text:p>
      <text:p text:style-name="P1">}</text:p>
      <text:p text:style-name="P1">.user-css-presentation .tooltipster-content h3 {</text:p>
      <text:p text:style-name="P1">font-size: 24px;</text:p>
      <text:p text:style-name="P1">font-family: Mason-Serif, sans-serif;</text:p>
      <text:p text:style-name="P1">letter-spacing: 1px; </text:p>
      <text:p text:style-name="P1">font-weight: 700;</text:p>
      <text:p text:style-name="P1">color: #4974a5;</text:p>
      <text:p text:style-name="P1">text-transform: capitalize;</text:p>
      <text:p text:style-name="P1">letter-spacing: 2px; </text:p>
      <text:p text:style-name="P1">}</text:p>
      <text:p text:style-name="P1">.user-css-presentation .tooltipster-content h4 {</text:p>
      <text:p text:style-name="P1">font-size: 22px;</text:p>
      <text:p text:style-name="P1">font-family: Mason-Serif, sans-serif;</text:p>
      <text:p text:style-name="P1">letter-spacing: 1px; </text:p>
      <text:p text:style-name="P1">font-weight: 700;</text:p>
      <text:p text:style-name="P1">color: #4974a5;</text:p>
      <text:p text:style-name="P1">text-transform: capitalize;</text:p>
      <text:p text:style-name="P1">letter-spacing: 2px; </text:p>
      <text:p text:style-name="P1">}</text:p>
      <text:p text:style-name="P1">.user-css-presentation .tooltipster-content p {</text:p>
      <text:p text:style-name="P1">color: #9524d6;</text:p>
      <text:p text:style-name="P1"><text:soft-page-break/>} </text:p>
      <text:p text:style-name="P1">.user-css-presentation .tooltipster-content a {</text:p>
      <text:p text:style-name="P1">color: #4974a5;</text:p>
      <text:p text:style-name="P1">} </text:p>
      <text:p text:style-name="P1">.user-css-presentation .tooltipster-content a:hover {</text:p>
      <text:p text:style-name="P1">color: #9524d6;</text:p>
      <text:p text:style-name="P1">text-decoration: none;</text:p>
      <text:p text:style-name="P1">} </text:p>
      <text:p text:style-name="P1">.user-css-presentation .tooltipster-content blockquote {</text:p>
      <text:p text:style-name="P1">background: rgba( 1, 1, 0, 0.9); /*#010100;*/</text:p>
      <text:p text:style-name="P1">border-left: 5px #9524d6 solid;</text:p>
      <text:p text:style-name="P1">padding: 20px;</text:p>
      <text:p text:style-name="P1">margin: 10px;</text:p>
      <text:p text:style-name="P1">border-radius: 5px;</text:p>
      <text:p text:style-name="P1">color: #9524d6;</text:p>
      <text:p text:style-name="P1">box-shadow: 1px 1px 1px 0.5px rgba(69,34,46, 0.75);</text:p>
      <text:p text:style-name="P1">font-size: 14px;</text:p>
      <text:p text:style-name="P1">font-style: italic; </text:p>
      <text:p text:style-name="P1">line-height: 1.5em;</text:p>
      <text:p text:style-name="P1">font-family: Newcomen, sans-serif;</text:p>
      <text:p text:style-name="P1">} </text:p>
      <text:p text:style-name="P1">.user-css-presentation .tooltipster-content .dropcap { </text:p>
      <text:p text:style-name="P1">font-family: Soul Reaver;</text:p>
      <text:p text:style-name="P1">font-weight: 500;</text:p>
      <text:p text:style-name="P1">font-size: 80px;</text:p>
      <text:p text:style-name="P1">font-style:normal;</text:p>
      <text:p text:style-name="P1">padding-right: 36px;</text:p>
      <text:p text:style-name="P1">padding-top: 9px;</text:p>
      <text:p text:style-name="P1">padding-bottom: px;</text:p>
      <text:p text:style-name="P1">padding-left: 0px;</text:p>
      <text:p text:style-name="P1"><text:soft-page-break/>margin: 0px;</text:p>
      <text:p text:style-name="P1">color: #4974a5;</text:p>
      <text:p text:style-name="P1">} </text:p>
      <text:p text:style-name="P1"/>
      <text:p text:style-name="P1"/>
      <text:p text:style-name="P1"/>
      <text:p text:style-name="P1"/>
      <text:p text:style-name="P1">/*NAVIGATION SIDEBAR*/</text:p>
      <text:p text:style-name="P1">/*This targets the nav box when it&amp;#039;s slid out/visible*/</text:p>
      <text:p text:style-name="P1">.user-css-presentation #world-navigation-sidebar {</text:p>
      <text:p text:style-name="P1">left: 5px; /*this is so mine slides in and out, instead of just appearing*/</text:p>
      <text:p text:style-name="P1">display: block !important;</text:p>
      <text:p text:style-name="P1">transition: left 1s; /*this is so mine slides in and out, instead of just appearing*/</text:p>
      <text:p text:style-name="P1">border-radius: 5px;</text:p>
      <text:p text:style-name="P1">box-shadow: 0 0 25px rgba(149,36,124,0.5);</text:p>
      <text:p text:style-name="P1">width: 435px;</text:p>
      <text:p text:style-name="P1">background: rgba(1, 1, 0, 1);</text:p>
      <text:p text:style-name="P1">}</text:p>
      <text:p text:style-name="P1">/*This targets the nav box when it&amp;#039;s hidden*/</text:p>
      <text:p text:style-name="P1">.user-css#world-navigation-sidebar[style^=display] {</text:p>
      <text:p text:style-name="P1">left: -435px !important; /*This provides a slide animation*/</text:p>
      <text:p text:style-name="P1">display: block !important;</text:p>
      <text:p text:style-name="P1">transition: left 1s; /*Provides sliding animation*/</text:p>
      <text:p text:style-name="P1">}</text:p>
      <text:p text:style-name="P1">/*Navigation sidebar button*/</text:p>
      <text:p text:style-name="P1">.user-css-presentation .world-navigation-palette-trigger {</text:p>
      <text:p text:style-name="P1">position: fixed;</text:p>
      <text:p text:style-name="P1">top: 180px;</text:p>
      <text:p text:style-name="P1">left: 0;</text:p>
      <text:p text:style-name="P1">cursor: pointer;</text:p>
      <text:p text:style-name="P1"><text:soft-page-break/>z-index: 5;</text:p>
      <text:p text:style-name="P1">border-radius: 5px;</text:p>
      <text:p text:style-name="P1">padding: 8px 10px;</text:p>
      <text:p text:style-name="P1">padding-bottom: 0;</text:p>
      <text:p text:style-name="P1">height: 45px;</text:p>
      <text:p text:style-name="P1">width: 45px;</text:p>
      <text:p text:style-name="P1">background: #010100 ;</text:p>
      <text:p text:style-name="P1">border: 1.5px #95246 solid;</text:p>
      <text:p text:style-name="P1">color: #9524d6;</text:p>
      <text:p text:style-name="P1">transition: left 1s;</text:p>
      <text:p text:style-name="P1">}</text:p>
      <text:p text:style-name="P1">/*To move the button with the nav box*/</text:p>
      <text:p text:style-name="P1">.user-css-presentation .world-navigation-palette-trigger-active {</text:p>
      <text:p text:style-name="P1">left: 440px;</text:p>
      <text:p text:style-name="P1">transition: left 1s;</text:p>
      <text:p text:style-name="P1">}</text:p>
      <text:p text:style-name="P1"/>
      <text:p text:style-name="P1"/>
      <text:p text:style-name="P1"/>
      <text:p text:style-name="P1">/* ///World Title Box/// */</text:p>
      <text:p text:style-name="P1">.user-css .world-title { <text:s text:c="2"/>/*In order to design my own animated title for the world homepage, I first hid the actual title by reducing the opacity to 0. I then drew a gif of the animated title. Then, in the container where the title sits, I made the background the aforementioned gif. Boom bada bang animated title.*/</text:p>
      <text:p text:style-name="P1"><text:s text:c="3"/>font-size: 75px;</text:p>
      <text:p text:style-name="P1"><text:s text:c="3"/>text-shadow: 0px 5px 5px rgba(1, 1, 0, .0);</text:p>
      <text:p text:style-name="P1"><text:s text:c="3"/>margin-top: 45px;</text:p>
      <text:p text:style-name="P1"><text:s text:c="3"/>margin-bottom: 0px;</text:p>
      <text:p text:style-name="P1"><text:s text:c="3"/>padding: 30px;</text:p>
      <text:p text:style-name="P1"><text:s text:c="3"/>background: url(https://www.worldanvil.com/uploads/images/6efe85f67d6ce4be69a7e9b8077a69af.png);</text:p>
      <text:p text:style-name="P1"><text:soft-page-break/><text:s text:c="3"/>background-size: 100%;</text:p>
      <text:p text:style-name="P1"><text:s text:c="3"/>background-repeat: no-repeat;</text:p>
      <text:p text:style-name="P1"><text:s text:c="3"/>background-position: center;</text:p>
      <text:p text:style-name="P1"><text:s text:c="3"/>color: rgba(1, 1, 0, .0);</text:p>
      <text:p text:style-name="P1">}</text:p>
      <text:p text:style-name="P1"/>
      <text:p text:style-name="P1">.user-css div.author-item.world-author { <text:s text:c="2"/>/*the world author text on the main page*/</text:p>
      <text:p text:style-name="P1"><text:s text:c="3"/>padding-top: 0px;</text:p>
      <text:p text:style-name="P1">}</text:p>
      <text:p text:style-name="P1">/* ///World Title Box/// */</text:p>
      <text:p text:style-name="P1"/>
      <text:p text:style-name="P1"/>
      <text:p text:style-name="P1"/>
      <text:p text:style-name="P1">/* World Row */</text:p>
      <text:p text:style-name="P1">/* unused in Perillel*/</text:p>
      <text:p text:style-name="P1">.user-css.page-world-homepage div.world-content { <text:s text:c="2"/>/*a container surrounding all of the sections of the main world page*/</text:p>
      <text:p text:style-name="P1"/>
      <text:p text:style-name="P1">}</text:p>
      <text:p text:style-name="P1"/>
      <text:p text:style-name="P1">/*timelines header*/</text:p>
      <text:p text:style-name="P1">.user-css .timelines-list-header { <text:s text:c="2"/>/*hides the timelines header and makes the container effectively disappear*/</text:p>
      <text:p text:style-name="P1"><text:s text:c="3"/>visibility: hidden;</text:p>
      <text:p text:style-name="P1"><text:s text:c="3"/>height: 0px;</text:p>
      <text:p text:style-name="P1"><text:s text:c="3"/>width: 0px;</text:p>
      <text:p text:style-name="P1">}</text:p>
      <text:p text:style-name="P1"/>
      <text:p text:style-name="P1">/* This code turns the article lists into a 2x2 grid (doesn't work for mobile) - unused in Perillel</text:p>
      <text:p text:style-name="P1">.user-css div.world-featured-articles ul.article-list li{</text:p>
      <text:p text:style-name="P1"><text:soft-page-break/><text:s text:c="3"/>width: 50%;</text:p>
      <text:p text:style-name="P1"><text:s text:c="3"/>float: left;</text:p>
      <text:p text:style-name="P1">}</text:p>
      <text:p text:style-name="P1"/>
      <text:p text:style-name="P1">.user-css div.world-recent-articles ul.article-list li{</text:p>
      <text:p text:style-name="P1"><text:s text:c="3"/>width: 50%;</text:p>
      <text:p text:style-name="P1"><text:s text:c="3"/>float: left;</text:p>
      <text:p text:style-name="P1">}</text:p>
      <text:p text:style-name="P1"/>
      <text:p text:style-name="P1">.user-css div.world-recent-articles h2{</text:p>
      <text:p text:style-name="P1"><text:s text:c="3"/>float: left;</text:p>
      <text:p text:style-name="P1">}</text:p>
      <text:p text:style-name="P1">*/</text:p>
      <text:p text:style-name="P1">/* World Row */</text:p>
      <text:p text:style-name="P1"/>
      <text:p text:style-name="P1"/>
      <text:p text:style-name="P1"/>
      <text:p text:style-name="P1">/* World Table of Contents */</text:p>
      <text:p text:style-name="P1">.user-css div.followers-counter div.panel { <text:s text:c="2"/>/*the followers panel on the main page*/</text:p>
      <text:p text:style-name="P1"><text:s text:c="3"/>background: rgba( 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Newcomen, sans-serif;</text:p>
      <text:p text:style-name="P1"><text:s text:c="3"/>font-size: 20px;</text:p>
      <text:p text:style-name="P1">}</text:p>
      <text:p text:style-name="P1">/* World Table of Contents */</text:p>
      <text:p text:style-name="P1"/>
      <text:p text:style-name="P1"><text:soft-page-break/></text:p>
      <text:p text:style-name="P1"/>
      <text:p text:style-name="P1">/* Homepage Map Panel */</text:p>
      <text:p text:style-name="P1">.user-css li.map-box.map-item{ <text:s text:c="2"/>/*the box surrounding the map and title*/</text:p>
      <text:p text:style-name="P1"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padding: 3px;</text:p>
      <text:p text:style-name="P1">}</text:p>
      <text:p text:style-name="P1"/>
      <text:p text:style-name="P1">.user-css .map-box .img-responsive{ <text:s text:c="2"/>/*the image of the map*/</text:p>
      <text:p text:style-name="P1"><text:s text:c="3"/>background: rgba(0, 0, 0, .2);</text:p>
      <text:p text:style-name="P1">}</text:p>
      <text:p text:style-name="P1"/>
      <text:p text:style-name="P1">.user-css li.map-box.map-item div small{ <text:s text:c="2"/>/*a box surrounding just the title*/</text:p>
      <text:p text:style-name="P1"><text:s text:c="3"/>font-family: Newcomen, sans-serif;</text:p>
      <text:p text:style-name="P1"><text:s text:c="3"/>font-size: 23px;</text:p>
      <text:p text:style-name="P1"><text:s text:c="3"/>color: rgba( 252, 46, 32, .6);</text:p>
      <text:p text:style-name="P1"><text:s text:c="3"/>text-shadow: 0px 2px 4px rgba(0, 200, 200, .3);</text:p>
      <text:p text:style-name="P1"><text:s text:c="3"/>padding: 0px;</text:p>
      <text:p text:style-name="P1">}</text:p>
      <text:p text:style-name="P1">/* Homepage Map Panel */</text:p>
      <text:p text:style-name="P1"/>
      <text:p text:style-name="P1"/>
      <text:p text:style-name="P1"/>
      <text:p text:style-name="P1">/* Spoilers */</text:p>
      <text:p text:style-name="P1">.user-css a.btn.btn-sm.btn-primary.spoiler-button[aria-expanded=true] { <text:s text:c="2"/>/*unsure exactly what this is doing*/</text:p>
      <text:p text:style-name="P1"><text:s text:c="3"/>border-bottom: 1px solid;</text:p>
      <text:p text:style-name="P1"><text:soft-page-break/><text:s text:c="3"/>transition: 0s;</text:p>
      <text:p text:style-name="P1">}</text:p>
      <text:p text:style-name="P1"/>
      <text:p text:style-name="P1">.user-css a.btn.btn-sm.btn-primary.spoiler-button{ <text:s text:c="2"/>/*the button when the spoiler is toggled open*/</text:p>
      <text:p text:style-name="P1"><text:s text:c="3"/>background: rgba(1, 1, 0, .15);</text:p>
      <text:p text:style-name="P1"><text:s text:c="3"/>border: 4px solid rgba( 252, 46, 32,.4);</text:p>
      <text:p text:style-name="P1"><text:s text:c="3"/>border-radius: 0px;</text:p>
      <text:p text:style-name="P1"><text:s text:c="3"/>border-bottom: 4px solid;</text:p>
      <text:p text:style-name="P1"><text:s text:c="3"/>width: 100%;</text:p>
      <text:p text:style-name="P1"><text:s text:c="3"/>height: auto;</text:p>
      <text:p text:style-name="P1"><text:s text:c="3"/>text-shadow: 0px 3px 3px rgba(0, 165, 165, .8);</text:p>
      <text:p text:style-name="P1"><text:s text:c="3"/>font-family: Newcomen, sans-serif;</text:p>
      <text:p text:style-name="P1"><text:s text:c="3"/>font-size: 18px;</text:p>
      <text:p text:style-name="P1"><text:s text:c="3"/>color: rgba( 252, 46, 32, .6)!important;</text:p>
      <text:p text:style-name="P1"><text:s text:c="3"/>margin-bottom: 0px;</text:p>
      <text:p text:style-name="P1"><text:s text:c="3"/>white-space: normal;</text:p>
      <text:p text:style-name="P1"><text:s text:c="3"/>transition: 1s; <text:s text:c="2"/>/*transition can be used to create psuedo-animations where the website will change between two states over a period of time. in this case, the state is when the spoiler opens or closes*/</text:p>
      <text:p text:style-name="P1">}</text:p>
      <text:p text:style-name="P1"/>
      <text:p text:style-name="P1">.user-css a.btn.btn-sm.btn-primary.spoiler-button.collapsed{ <text:s text:c="2"/>/*the button when the spoiler is toggled closed*/</text:p>
      <text:p text:style-name="P1"><text:s text:c="3"/>background: rgba(1, 1, 0, .15);</text:p>
      <text:p text:style-name="P1"><text:s text:c="3"/>border: 4px solid rgba( 252, 46, 32,.4);</text:p>
      <text:p text:style-name="P1"><text:s text:c="3"/>border-bottom: 4px solid rgba( 252, 46, 32,.4);</text:p>
      <text:p text:style-name="P1"><text:s text:c="3"/>box-shadow: 0px 3px 3px rgba( 252, 46, 32, .2);</text:p>
      <text:p text:style-name="P1"><text:s text:c="3"/>border-radius: 0px;</text:p>
      <text:p text:style-name="P1"><text:s text:c="3"/>width: 100%;</text:p>
      <text:p text:style-name="P1"><text:s text:c="3"/>height: auto;</text:p>
      <text:p text:style-name="P1"><text:s text:c="3"/>text-shadow: 0px 3px 3px rgba(0, 165, 165, .8);</text:p>
      <text:p text:style-name="P1"><text:soft-page-break/><text:s text:c="3"/>font-family: Newcomen, sans-serif;</text:p>
      <text:p text:style-name="P1"><text:s text:c="3"/>font-size: 18px;</text:p>
      <text:p text:style-name="P1"><text:s text:c="3"/>color: rgba( 252, 46, 32, .6)!important;</text:p>
      <text:p text:style-name="P1"><text:s text:c="3"/>white-space: normal;</text:p>
      <text:p text:style-name="P1"><text:s text:c="3"/>transition: .2s;</text:p>
      <text:p text:style-name="P1">}</text:p>
      <text:p text:style-name="P1"/>
      <text:p text:style-name="P1">.user-css div.well.spoiler-content{ <text:s text:c="2"/>/*the content of the spoiler*/</text:p>
      <text:p text:style-name="P1"><text:s text:c="3"/>background: rgba(1, 1, 0, .15);</text:p>
      <text:p text:style-name="P1"><text:s text:c="3"/>border: 4px solid rgba( 252, 46, 32,.4);</text:p>
      <text:p text:style-name="P1"><text:s text:c="3"/>border-top: none;</text:p>
      <text:p text:style-name="P1"><text:s text:c="3"/>box-shadow: 0px 3px 3px rgba( 252, 46, 32, .2);</text:p>
      <text:p text:style-name="P1"><text:s text:c="3"/>border-radius: 0px;</text:p>
      <text:p text:style-name="P1"><text:s text:c="3"/>width: 100%;</text:p>
      <text:p text:style-name="P1"><text:s text:c="3"/>height: auto;</text:p>
      <text:p text:style-name="P1"><text:s text:c="3"/>font-family: Soul Reaver;</text:p>
      <text:p text:style-name="P1"><text:s text:c="3"/>font-size: 14px;</text:p>
      <text:p text:style-name="P1"><text:s text:c="3"/>color: rgba( 252, 46, 32, .6)!important;</text:p>
      <text:p text:style-name="P1">}</text:p>
      <text:p text:style-name="P1">/* Spoilers */</text:p>
      <text:p text:style-name="P1"/>
      <text:p text:style-name="P1"/>
      <text:p text:style-name="P1"/>
      <text:p text:style-name="P1">/* Article Title Box */</text:p>
      <text:p text:style-name="P1">/*unused in Perillel*/</text:p>
      <text:p text:style-name="P1">.user-css div.col-md-12.article-title { <text:s text:c="2"/>/*a box surrounding article titles*/</text:p>
      <text:p text:style-name="P1"/>
      <text:p text:style-name="P1">}</text:p>
      <text:p text:style-name="P1">/* Article Title Box */</text:p>
      <text:p text:style-name="P1"/>
      <text:p text:style-name="P1"><text:soft-page-break/></text:p>
      <text:p text:style-name="P1"/>
      <text:p text:style-name="P1">/* col-sm-x boxes */</text:p>
      <text:p text:style-name="P1">/*this is a way to globally affect all of your custom bbcode containers, depending on how you create them*/</text:p>
      <text:p text:style-name="P1">/*unused in Perillel*/</text:p>
      <text:p text:style-name="P1">.user-css div.col-sm-4 {</text:p>
      <text:p text:style-name="P1"/>
      <text:p text:style-name="P1">}</text:p>
      <text:p text:style-name="P1"/>
      <text:p text:style-name="P1">.user-css div.col-sm-6 {</text:p>
      <text:p text:style-name="P1"/>
      <text:p text:style-name="P1">}</text:p>
      <text:p text:style-name="P1"/>
      <text:p text:style-name="P1">.user-css div.col-sm-8 {</text:p>
      <text:p text:style-name="P1"/>
      <text:p text:style-name="P1">}</text:p>
      <text:p text:style-name="P1"/>
      <text:p text:style-name="P1">.user-css div.col-sm-12 {</text:p>
      <text:p text:style-name="P1"/>
      <text:p text:style-name="P1">}</text:p>
      <text:p text:style-name="P1"/>
      <text:p text:style-name="P1">.user-css div.col-sm-12 h5 {</text:p>
      <text:p text:style-name="P1"/>
      <text:p text:style-name="P1">}</text:p>
      <text:p text:style-name="P1">/* col-sm-x boxes */</text:p>
      <text:p text:style-name="P1"/>
      <text:p text:style-name="P1"/>
      <text:p text:style-name="P1"/>
      <text:p text:style-name="P1">/* Pseudo-elements */</text:p>
      <text:p text:style-name="P1"><text:soft-page-break/>/* allows for customization of psuedo elements when paired with noted bbcode */</text:p>
      <text:p text:style-name="P1">/* bbcode: [container:sidemarker] whatever you want [/container] */</text:p>
      <text:p text:style-name="P1">/*</text:p>
      <text:p text:style-name="P1">.user-css .sidemarker {</text:p>
      <text:p text:style-name="P1">content: url();</text:p>
      <text:p text:style-name="P1">position: absolute;</text:p>
      <text:p text:style-name="P1">width: 3px;</text:p>
      <text:p text:style-name="P1">height: 100%;</text:p>
      <text:p text:style-name="P1">top: 0;</text:p>
      <text:p text:style-name="P1">right: 0;</text:p>
      <text:p text:style-name="P1">background: black;</text:p>
      <text:p text:style-name="P1">box-shadow: whatever you want your box shadow to be;</text:p>
      <text:p text:style-name="P1">}</text:p>
      <text:p text:style-name="P1">*/</text:p>
      <text:p text:style-name="P1">/* Pseudo-elements */</text:p>
      <text:p text:style-name="P1"/>
      <text:p text:style-name="P1"/>
      <text:p text:style-name="P1"/>
      <text:p text:style-name="P1">/* ///Quote Boxes/// */</text:p>
      <text:p text:style-name="P1">.user-css blockquote {</text:p>
      <text:p text:style-name="P1"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Newcomen, sans-serif;</text:p>
      <text:p text:style-name="P1"><text:s text:c="3"/>font-size: 20px;</text:p>
      <text:p text:style-name="P1">}</text:p>
      <text:p text:style-name="P1"/>
      <text:p text:style-name="P1"><text:soft-page-break/></text:p>
      <text:p text:style-name="P1">.user-css blockquote h3 .text-center{</text:p>
      <text:p text:style-name="P1"><text:s text:c="3"/>color: rgba( 252, 46, 32, .7);</text:p>
      <text:p text:style-name="P1"><text:s text:c="3"/>font-family: Newcomen, sans-serif;</text:p>
      <text:p text:style-name="P1"><text:s text:c="3"/>font-weight: bold;</text:p>
      <text:p text:style-name="P1"><text:s text:c="3"/>font-size: 26px;</text:p>
      <text:p text:style-name="P1"><text:s text:c="3"/>line-height: 1.3em;</text:p>
      <text:p text:style-name="P1">}</text:p>
      <text:p text:style-name="P1">/* ///Quote Boxes/// */</text:p>
      <text:p text:style-name="P1"/>
      <text:p text:style-name="P1"/>
      <text:p text:style-name="P1"/>
      <text:p text:style-name="P1">/* ///Sidebar + Panels Boxes/// */</text:p>
      <text:p text:style-name="P1">.user-css div.panel {</text:p>
      <text:p text:style-name="P1"><text:s text:c="3"/>color: rgba( 252, 46, 32, .6);</text:p>
      <text:p text:style-name="P1"><text:s text:c="3"/>text-shadow: 0px 3px 3px rgba(0, 102, 102, .8);</text:p>
      <text:p text:style-name="P1"><text:s text:c="3"/>font-family: Newcomen, sans-serif;</text:p>
      <text:p text:style-name="P1"><text:s text:c="3"/>background: rgba(1, 1, 0, .15);</text:p>
      <text:p text:style-name="P1"><text:s text:c="3"/>box-shadow: 0px 3px 4px rgba( 252, 46, 32, .4);</text:p>
      <text:p text:style-name="P1"><text:s text:c="3"/>border: 3px solid rgba( 252, 46, 32,.2);</text:p>
      <text:p text:style-name="P1"><text:s text:c="3"/>border-radius: 9px;</text:p>
      <text:p text:style-name="P1">}</text:p>
      <text:p text:style-name="P1">/* ///Sidebar + Panels Boxes/// */</text:p>
      <text:p text:style-name="P1"/>
      <text:p text:style-name="P1"/>
      <text:p text:style-name="P1"/>
      <text:p text:style-name="P1">/* ///Search Bar/// */</text:p>
      <text:p text:style-name="P1">/*The search bar is a complicated mess to work on. I recommend just copying what I have below and slowly working out what each block is doing.*/</text:p>
      <text:p text:style-name="P1">.user-css .search-form { <text:s text:c="2"/>/*where the search bar sits*/</text:p>
      <text:p text:style-name="P1"><text:soft-page-break/><text:s text:c="3"/>margin: 0px;</text:p>
      <text:p text:style-name="P1"><text:s text:c="3"/>margin-left: 0px;</text:p>
      <text:p text:style-name="P1"><text:s text:c="3"/>margin-top: 10px;</text:p>
      <text:p text:style-name="P1"><text:s text:c="3"/>left: auto;</text:p>
      <text:p text:style-name="P1">}</text:p>
      <text:p text:style-name="P1"/>
      <text:p text:style-name="P1"/>
      <text:p text:style-name="P1">.user-css .typeahead-input{ <text:s text:c="2"/>/*what is typed in the search bar*/</text:p>
      <text:p text:style-name="P1"><text:s text:c="3"/>color: rgba( 252, 46, 32, .6);</text:p>
      <text:p text:style-name="P1"><text:s text:c="3"/>font-family: Newcomen, sans-serif;</text:p>
      <text:p text:style-name="P1"><text:s text:c="3"/>border: 3px solid rgba( 252, 46, 32, .2);</text:p>
      <text:p text:style-name="P1"><text:s text:c="3"/>box-shadow: 0px 3px 3px rgba( 252, 46, 32, .2);</text:p>
      <text:p text:style-name="P1"><text:s text:c="3"/>background: rgba(1, 1, 0, .15);</text:p>
      <text:p text:style-name="P1">}</text:p>
      <text:p text:style-name="P1"/>
      <text:p text:style-name="P1">.user-css .search-form:focus{ <text:s text:c="2"/>/*I dont even know*/</text:p>
      <text:p text:style-name="P1"><text:s text:c="3"/>outline: unset;</text:p>
      <text:p text:style-name="P1">}</text:p>
      <text:p text:style-name="P1"/>
      <text:p text:style-name="P1">.user-css .form-group:focus{ <text:s text:c="2"/>/*this either*/</text:p>
      <text:p text:style-name="P1"><text:s text:c="3"/>outline: unset;</text:p>
      <text:p text:style-name="P1">}</text:p>
      <text:p text:style-name="P1"/>
      <text:p text:style-name="P1"/>
      <text:p text:style-name="P1">.user-css .typeahead-input:focus{ <text:s text:c="2"/>/*gives the search bar a shadow when typing inside it (focus)*/</text:p>
      <text:p text:style-name="P1"><text:s text:c="3"/>outline: unset;</text:p>
      <text:p text:style-name="P1"><text:s text:c="3"/>border-color: rgba( 252, 46, 32, .5);</text:p>
      <text:p text:style-name="P1">}</text:p>
      <text:p text:style-name="P1"/>
      <text:p text:style-name="P1"/>
      <text:p text:style-name="P1"><text:soft-page-break/>.user-css .typeahead-input::placeholder{ <text:s text:c="2"/>/*the "search" inside the search bar when empty*/</text:p>
      <text:p text:style-name="P1"><text:s text:c="3"/>color: rgba( 252, 46, 32, .6);</text:p>
      <text:p text:style-name="P1"><text:s text:c="3"/>opacity: 60%;</text:p>
      <text:p text:style-name="P1">}</text:p>
      <text:p text:style-name="P1"/>
      <text:p text:style-name="P1"/>
      <text:p text:style-name="P1">.user-css #search-button.btn.btn-link { <text:s text:c="2"/>/*the magnifying glass*/</text:p>
      <text:p text:style-name="P1"><text:s text:c="3"/>color: rgba( 252, 46, 32, .6);</text:p>
      <text:p text:style-name="P1"><text:s text:c="3"/>font-family: Newcomen, sans-serif;</text:p>
      <text:p text:style-name="P1"><text:s text:c="3"/>opacity: 60%;</text:p>
      <text:p text:style-name="P1">}</text:p>
      <text:p text:style-name="P1"/>
      <text:p text:style-name="P1"/>
      <text:p text:style-name="P1">.user-css .typeahead.dropdown-menu { <text:s text:c="2"/>/*the dropdown menu (and some associated text, I think?)*/</text:p>
      <text:p text:style-name="P1"><text:s text:c="3"/>color: rgba( 252, 46, 32, .6);</text:p>
      <text:p text:style-name="P1"><text:s text:c="3"/>background: rgba(1, 1, 0, .15);</text:p>
      <text:p text:style-name="P1"><text:s text:c="3"/>box-shadow: 0px 3px 3px rgba( 252, 46, 32, .2);</text:p>
      <text:p text:style-name="P1"><text:s text:c="3"/>border: 4px solid rgba( 252, 46, 32,.4);</text:p>
      <text:p text:style-name="P1"><text:s text:c="3"/>border-radius: 3px;</text:p>
      <text:p text:style-name="P1"><text:s text:c="3"/>border-color: rgba( 252, 46, 32, .5);</text:p>
      <text:p text:style-name="P1">}</text:p>
      <text:p text:style-name="P1"/>
      <text:p text:style-name="P1"/>
      <text:p text:style-name="P1">.user-css .typeahead .dropdown-item { <text:s text:c="2"/>/*individual dropdown items*/</text:p>
      <text:p text:style-name="P1"><text:s text:c="3"/>color: rgba( 252, 46, 32, .6);</text:p>
      <text:p text:style-name="P1">}</text:p>
      <text:p text:style-name="P1"/>
      <text:p text:style-name="P1"/>
      <text:p text:style-name="P1">.user-css .typeahead a.dropdown-item{ <text:s text:c="2"/>/*removes the white background from hovered selections, can also be used to add effects*/</text:p>
      <text:p text:style-name="P1"><text:soft-page-break/><text:s text:c="3"/>background: unset;</text:p>
      <text:p text:style-name="P1">}</text:p>
      <text:p text:style-name="P1"/>
      <text:p text:style-name="P1">.user-css .typeahead .text-muted { <text:s text:c="2"/>/*the font color in the dropdown menu when not hovered*/</text:p>
      <text:p text:style-name="P1"><text:s text:c="3"/>color: rgba( 252, 46, 32, .5);</text:p>
      <text:p text:style-name="P1">}</text:p>
      <text:p text:style-name="P1"/>
      <text:p text:style-name="P1">.user-css .typeahead .active .text-muted { <text:s text:c="2"/>/*the font color in the dropdown menu when hovered*/</text:p>
      <text:p text:style-name="P1"><text:s text:c="3"/>color: rgba( 252, 46, 32, .6);</text:p>
      <text:p text:style-name="P1">}</text:p>
      <text:p text:style-name="P1">/* ///Search Bar/// */</text:p>
      <text:p text:style-name="P1"/>
      <text:p text:style-name="P1"/>
      <text:p text:style-name="P1"/>
      <text:p text:style-name="P1">/* Back To World Bar */</text:p>
      <text:p text:style-name="P1">.user-css .backtoworld a{</text:p>
      <text:p text:style-name="P1"><text:s text:c="3"/>font-family: Newcomen, sans-serif;</text:p>
      <text:p text:style-name="P1"><text:s text:c="3"/>background-color: rgba( 1, 1, 0, .15);</text:p>
      <text:p text:style-name="P1"><text:s text:c="3"/>border: 3px solid rgba( 252, 46, 32, .2);</text:p>
      <text:p text:style-name="P1"><text:s text:c="3"/>box-shadow: 0px 3px 5px rgba(0, 102, 102, .8);</text:p>
      <text:p text:style-name="P1"><text:s text:c="3"/>margin-left: 15px;</text:p>
      <text:p text:style-name="P1"><text:s text:c="3"/>left: 0px;</text:p>
      <text:p text:style-name="P1"><text:s text:c="3"/>top: 15px;</text:p>
      <text:p text:style-name="P1"><text:s text:c="3"/>border-radius: 3px;</text:p>
      <text:p text:style-name="P1"><text:s text:c="3"/>color: rgba( 252, 46, 32, .7);</text:p>
      <text:p text:style-name="P1"><text:s text:c="3"/>text-shadow: 0px 3px 3px rgba(0, 102, 102, .8);</text:p>
      <text:p text:style-name="P1">}</text:p>
      <text:p text:style-name="P1"/>
      <text:p text:style-name="P1"/>
      <text:p text:style-name="P1">.user-css .backtoworld a:hover{</text:p>
      <text:p text:style-name="P1"><text:soft-page-break/><text:s text:c="3"/>color: rgba( 252, 46, 32, .7);</text:p>
      <text:p text:style-name="P1"><text:s text:c="3"/>background-color: rgba(1, 1, 0, .15);</text:p>
      <text:p text:style-name="P1"><text:s text:c="3"/>border-color: rgba( 252, 46, 32, .5);</text:p>
      <text:p text:style-name="P1"><text:s text:c="3"/>text-shadow: 0px 3px 3px rgba( 252, 46, 32, .5);</text:p>
      <text:p text:style-name="P1">}</text:p>
      <text:p text:style-name="P1">/* Back To World Bar */</text:p>
      <text:p text:style-name="P1"/>
      <text:p text:style-name="P1"/>
      <text:p text:style-name="P1"/>
      <text:p text:style-name="P1">/* Twitch Icon */</text:p>
      <text:p text:style-name="P1">/*allows you to somewhat customize the twitch icon; same concept works on the other icons as well*/</text:p>
      <text:p text:style-name="P1">.user-css i.fab.fa-twitch { <text:s text:c="2"/>/*twicth icon normal*/</text:p>
      <text:p text:style-name="P1"><text:s text:c="3"/>width: auto;</text:p>
      <text:p text:style-name="P1"><text:s text:c="3"/>height: auto;</text:p>
      <text:p text:style-name="P1"><text:s text:c="3"/>padding: 4px;</text:p>
      <text:p text:style-name="P1"><text:s text:c="3"/>background: rgba(1, 1, 0, .15);</text:p>
      <text:p text:style-name="P1"><text:s text:c="3"/>border: 3px solid rgba( 252, 46, 32,.2);</text:p>
      <text:p text:style-name="P1"><text:s text:c="3"/>box-shadow: 0px 3px 3px rgba( 252, 46, 32, .2);</text:p>
      <text:p text:style-name="P1"><text:s text:c="3"/>border-radius: 3px;</text:p>
      <text:p text:style-name="P1"><text:s text:c="3"/>text-shadow: 0px 3px 3px rgba(0, 102, 102, .8);</text:p>
      <text:p text:style-name="P1"><text:s text:c="3"/>color: rgba( 252, 46, 32, .6);</text:p>
      <text:p text:style-name="P1"><text:s text:c="3"/>animation: linksforfun 2.0s infinite;</text:p>
      <text:p text:style-name="P1">}</text:p>
      <text:p text:style-name="P1"/>
      <text:p text:style-name="P1"/>
      <text:p text:style-name="P1">.user-css i.fab.fa-twitch:hover { <text:s text:c="2"/>/*twitch icon while hovered*/</text:p>
      <text:p text:style-name="P1"><text:s text:c="3"/>border-color: rgba( 252, 46, 32,.5);</text:p>
      <text:p text:style-name="P1">}</text:p>
      <text:p text:style-name="P1">/* Twitch Icon */</text:p>
      <text:p text:style-name="P1"/>
      <text:p text:style-name="P1"><text:soft-page-break/></text:p>
      <text:p text:style-name="P1"/>
      <text:p text:style-name="P1">/* Metadata + OrgTree */</text:p>
      <text:p text:style-name="P1">/*this large section takes care of everything in the metadata and organizational tree container at the bottome of the page*/</text:p>
      <text:p text:style-name="P1">/*side note: editing this section takes a lot of effort and you'll see a lot of duplicate code*/</text:p>
      <text:p text:style-name="P1">/*side side note: if anyone knows an easier way to do all of this, please let me know*/</text:p>
      <text:p text:style-name="P1">.user-css-extended .nav-tabs a{ <text:s text:c="2"/>/*the metadata and orgtree tabs, before selected*/</text:p>
      <text:p text:style-name="P1"><text:s text:c="3"/>margin: 5px;</text:p>
      <text:p text:style-name="P1"><text:s text:c="3"/>background: rgba(1, 1, 0, .15);</text:p>
      <text:p text:style-name="P1"><text:s text:c="3"/>border: 3px solid rgba( 252, 46, 32,.4);</text:p>
      <text:p text:style-name="P1"><text:s text:c="3"/>box-shadow: 0px 3px 3px rgba( 252, 46, 32, .2);</text:p>
      <text:p text:style-name="P1"><text:s text:c="3"/>border-radius: 3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/>
      <text:p text:style-name="P1"/>
      <text:p text:style-name="P1">.user-css-extended .nav-tabs a:hover{ <text:s text:c="2"/>/*when the metadata and orgtree tabs are hovered over*/</text:p>
      <text:p text:style-name="P1"><text:s text:c="3"/>margin: 5px;</text:p>
      <text:p text:style-name="P1"><text:s text:c="3"/>background: rgba(1, 1, 0, .15);</text:p>
      <text:p text:style-name="P1"><text:s text:c="3"/>border: 3px solid rgba( 252, 46, 32,.5);</text:p>
      <text:p text:style-name="P1"><text:s text:c="3"/>box-shadow: 0px 3px 3px rgba( 252, 46, 32, .5);</text:p>
      <text:p text:style-name="P1"><text:s text:c="3"/>border-radius: 3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/>
      <text:p text:style-name="P1"><text:soft-page-break/></text:p>
      <text:p text:style-name="P1">.user-css-extended .nav-tabs .active a{ <text:s text:c="2"/>/*when the tabs are active and not hovered over*/</text:p>
      <text:p text:style-name="P1"><text:s text:c="3"/>margin: 5px;</text:p>
      <text:p text:style-name="P1"><text:s text:c="3"/>background: rgba(1, 1, 0, .15);</text:p>
      <text:p text:style-name="P1"><text:s text:c="3"/>border: 3px solid rgba( 252, 46, 32,.5);</text:p>
      <text:p text:style-name="P1"><text:s text:c="3"/>box-shadow: 0px 3px 3px rgba( 252, 46, 32, .5);</text:p>
      <text:p text:style-name="P1"><text:s text:c="3"/>border-radius: 3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/>
      <text:p text:style-name="P1"/>
      <text:p text:style-name="P1">.user-css-extended .nav-tabs .active a:focus{ <text:s text:c="2"/>/*when the tabs are active and focused(??)*/</text:p>
      <text:p text:style-name="P1"><text:s text:c="3"/>margin: 5px;</text:p>
      <text:p text:style-name="P1"><text:s text:c="3"/>background: rgba(1, 1, 0, .15);</text:p>
      <text:p text:style-name="P1"><text:s text:c="3"/>border: 3px solid rgba( 252, 46, 32,.5);</text:p>
      <text:p text:style-name="P1"><text:s text:c="3"/>box-shadow: 0px 3px 3px rgba( 252, 46, 32, .5);</text:p>
      <text:p text:style-name="P1"><text:s text:c="3"/>border-radius: 3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/>
      <text:p text:style-name="P1"/>
      <text:p text:style-name="P1">.user-css-extended .nav-tabs .active a:hover{ <text:s text:c="2"/>/*when the tabs are active and hovered over*/</text:p>
      <text:p text:style-name="P1"><text:s text:c="3"/>margin: 5px;</text:p>
      <text:p text:style-name="P1"><text:s text:c="3"/>background: rgba(1, 1, 0, .15);</text:p>
      <text:p text:style-name="P1"><text:s text:c="3"/>border: 3px solid rgba( 252, 46, 32,.5);</text:p>
      <text:p text:style-name="P1"><text:s text:c="3"/>box-shadow: 0px 3px 3px rgba( 252, 46, 32, .5);</text:p>
      <text:p text:style-name="P1"><text:soft-page-break/><text:s text:c="3"/>border-radius: 3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/>
      <text:p text:style-name="P1">.user-css-extended .tab-content .col-md-12 .row{ <text:s text:c="2"/>/*the metadata and organization tree box*/</text:p>
      <text:p text:style-name="P1"><text:s text:c="3"/>margin: 5px;</text:p>
      <text:p text:style-name="P1"><text:s text:c="3"/>padding-top: 10px;</text:p>
      <text:p text:style-name="P1"><text:s text:c="3"/>padding-bottom: 10px;</text:p>
      <text:p text:style-name="P1"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>/* Metadata + OrgTree */</text:p>
      <text:p text:style-name="P1"/>
      <text:p text:style-name="P1"/>
      <text:p text:style-name="P1"/>
      <text:p text:style-name="P1">/* Comments */</text:p>
      <text:p text:style-name="P1">.user-css-extended h2 { <text:s text:c="2"/>/*the word "comments"*/</text:p>
      <text:p text:style-name="P1"><text:s text:c="3"/>margin: 5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Newcomen, sans-serif;</text:p>
      <text:p text:style-name="P1">}</text:p>
      <text:p text:style-name="P1"/>
      <text:p text:style-name="P1"><text:soft-page-break/>/* unused for Perillel*/</text:p>
      <text:p text:style-name="P1">.user-css-extended .col-md-8 { <text:s text:c="2"/>/*a box that surrounds all the comments + the leave comment button*/</text:p>
      <text:p text:style-name="P1"/>
      <text:p text:style-name="P1">}</text:p>
      <text:p text:style-name="P1"/>
      <text:p text:style-name="P1">.user-css-extended .form-control { <text:s text:c="2"/>/*the comment form box*/</text:p>
      <text:p text:style-name="P1"><text:s text:c="3"/>margin: 5px;</text:p>
      <text:p text:style-name="P1"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Soul Reaver;</text:p>
      <text:p text:style-name="P1">}</text:p>
      <text:p text:style-name="P1"/>
      <text:p text:style-name="P1">.user-css-extended .comment-box { <text:s text:c="2"/>/*the actual comments left by people*/</text:p>
      <text:p text:style-name="P1"><text:s text:c="3"/>margin: 5px;</text:p>
      <text:p text:style-name="P1"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Newcomen, sans-serif;</text:p>
      <text:p text:style-name="P1">}</text:p>
      <text:p text:style-name="P1"/>
      <text:p text:style-name="P1">.user-css-extended .btn-primary { <text:s text:c="2"/>/*the "leave comment" button when not hovered over*/</text:p>
      <text:p text:style-name="P1"><text:s text:c="3"/>margin: 5px;</text:p>
      <text:p text:style-name="P1"><text:s text:c="3"/>margin-bottom: 15px;</text:p>
      <text:p text:style-name="P1"><text:soft-page-break/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!important;</text:p>
      <text:p text:style-name="P1"><text:s text:c="3"/>text-shadow: 0px 3px 3px rgba(0, 102, 102, .8);</text:p>
      <text:p text:style-name="P1"><text:s text:c="3"/>font-family: Newcomen, sans-serif;</text:p>
      <text:p text:style-name="P1">}</text:p>
      <text:p text:style-name="P1"/>
      <text:p text:style-name="P1">.user-css-extended .btn-primary:hover { <text:s text:c="2"/>/*the "leave comment" button when hovered over*/</text:p>
      <text:p text:style-name="P1"><text:s text:c="3"/>margin: 5px;</text:p>
      <text:p text:style-name="P1"><text:s text:c="3"/>margin-bottom: 15px;</text:p>
      <text:p text:style-name="P1"><text:s text:c="3"/>background: rgba(1, 1, 0, .15);</text:p>
      <text:p text:style-name="P1"><text:s text:c="3"/>border: 4px solid rgba( 252, 46, 32,.5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8)!important;</text:p>
      <text:p text:style-name="P1"><text:s text:c="3"/>text-shadow: 0px 3px 3px rgba(0, 102, 102, .8);</text:p>
      <text:p text:style-name="P1"><text:s text:c="3"/>font-family: Newcomen, sans-serif;</text:p>
      <text:p text:style-name="P1">}</text:p>
      <text:p text:style-name="P1">/* Comments */</text:p>
      <text:p text:style-name="P1"/>
      <text:p text:style-name="P1"/>
      <text:p text:style-name="P1"/>
      <text:p text:style-name="P1">/* Article Panel */</text:p>
      <text:p text:style-name="P1">/*these are the boxes that appear in your "featured article" section on your main page*/</text:p>
      <text:p text:style-name="P1">.user-css div.article-panel { <text:s text:c="2"/>/*the box itself*/</text:p>
      <text:p text:style-name="P1"><text:s text:c="3"/>margin: 5px;</text:p>
      <text:p text:style-name="P1"><text:s text:c="3"/>background: rgba(1, 1, 0, .15);</text:p>
      <text:p text:style-name="P1"><text:s text:c="3"/>border: 4px solid rgba( 252, 46, 32,.4);</text:p>
      <text:p text:style-name="P1"><text:soft-page-break/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Newcomen, sans-serif;</text:p>
      <text:p text:style-name="P1">}</text:p>
      <text:p text:style-name="P1"/>
      <text:p text:style-name="P1">.user-css .article-panel .details h5{ <text:s text:c="2"/>/*the title (only need to change color with these next few as far as I can tell)*/</text:p>
      <text:p text:style-name="P1"><text:s text:c="3"/>color: rgba( 252, 46, 32, .7);</text:p>
      <text:p text:style-name="P1">}</text:p>
      <text:p text:style-name="P1"/>
      <text:p text:style-name="P1">.user-css .article-panel .details .subheading{ <text:s text:c="2"/>/*type of article*/</text:p>
      <text:p text:style-name="P1"><text:s text:c="3"/>color: rgba( 252, 46, 32, .7);</text:p>
      <text:p text:style-name="P1">}</text:p>
      <text:p text:style-name="P1"/>
      <text:p text:style-name="P1">.user-css .article-panel .details .subheading .date{ <text:s text:c="2"/>/*date published*/</text:p>
      <text:p text:style-name="P1"><text:s text:c="3"/>color: rgba( 252, 46, 32, .7);</text:p>
      <text:p text:style-name="P1">}</text:p>
      <text:p text:style-name="P1">/* Article Panel */</text:p>
      <text:p text:style-name="P1"/>
      <text:p text:style-name="P1"/>
      <text:p text:style-name="P1"/>
      <text:p text:style-name="P1">/* Follower Page */</text:p>
      <text:p text:style-name="P1">.user-css.page-followers .nav-strip { <text:s text:c="2"/>/*the large "go to world homepage" bar*/</text:p>
      <text:p text:style-name="P1"><text:s text:c="3"/>background: unset;</text:p>
      <text:p text:style-name="P1"><text:s text:c="3"/>border: unset;</text:p>
      <text:p text:style-name="P1"><text:s text:c="3"/>box-shadow: unset;</text:p>
      <text:p text:style-name="P1"><text:s text:c="3"/>border-radius: unset;</text:p>
      <text:p text:style-name="P1"><text:s text:c="3"/>color: rgba( 252, 46, 32, .7);</text:p>
      <text:p text:style-name="P1"><text:soft-page-break/><text:s text:c="3"/>text-shadow: 0px 3px 3px rgba(0, 102, 102, .8);</text:p>
      <text:p text:style-name="P1"><text:s text:c="3"/>font-family: Newcomen, sans-serif;</text:p>
      <text:p text:style-name="P1">}</text:p>
      <text:p text:style-name="P1"/>
      <text:p text:style-name="P1">.user-css.page-followers .nav-strip a:hover{ <text:s text:c="2"/>/*the words "go to world homepage" when hovered over*/</text:p>
      <text:p text:style-name="P1"><text:s text:c="3"/>font-size: 16px;</text:p>
      <text:p text:style-name="P1">}</text:p>
      <text:p text:style-name="P1"/>
      <text:p text:style-name="P1"/>
      <text:p text:style-name="P1"/>
      <text:p text:style-name="P1">.user-css.page-followers .follower-box{ <text:s text:c="2"/>/*the box with with the followers name and picture*/</text:p>
      <text:p text:style-name="P1"><text:s text:c="3"/>background: rgba(1, 1, 0, .15);</text:p>
      <text:p text:style-name="P1"><text:s text:c="3"/>border: 4px solid rgba( 252, 46, 32,.4);</text:p>
      <text:p text:style-name="P1"><text:s text:c="3"/>box-shadow: 0px 3px 3px rgba( 252, 46, 32, .2);</text:p>
      <text:p text:style-name="P1"><text:s text:c="3"/>border-radius: 4px;</text:p>
      <text:p text:style-name="P1"><text:s text:c="3"/>color: rgba( 252, 46, 32, .7);</text:p>
      <text:p text:style-name="P1"><text:s text:c="3"/>text-shadow: 0px 3px 3px rgba(0, 102, 102, .8);</text:p>
      <text:p text:style-name="P1"><text:s text:c="3"/>font-family: Newcomen, sans-serif;</text:p>
      <text:p text:style-name="P1"><text:s text:c="3"/>font-size: 20px;</text:p>
      <text:p text:style-name="P1">}</text:p>
      <text:p text:style-name="P1">/* Follower Page */</text:p>
      <text:p text:style-name="P1"/>
      <text:p text:style-name="P1"/>
      <text:p text:style-name="P1"/>
      <text:p text:style-name="P1">/* Map Page */</text:p>
      <text:p text:style-name="P1">/* this all changes the look of the map page specifically, since it is completely separate from the rest of the css -_- */</text:p>
      <text:p text:style-name="P1">.map-context-user-css{ <text:s text:c="2"/>/*the map page background*/</text:p>
      <text:p text:style-name="P1"><text:s text:c="3"/>background: url(https://www.worldanvil.com/uploads/images/a5b11112eb4c9998b47c533afca43351.jpeg);</text:p>
      <text:p text:style-name="P1"><text:soft-page-break/>}</text:p>
      <text:p text:style-name="P1"/>
      <text:p text:style-name="P1">.user-css-map-sidebar { <text:s text:c="2"/>/*the sidebar for the map page. to be honest, this is a mess but i couldn't be bothered to simplify this anymore. the map page doesn't use that much code anyways.*/</text:p>
      <text:p text:style-name="P1"><text:s text:c="3"/>position: fixed;</text:p>
      <text:p text:style-name="P1"><text:s text:c="3"/>background: url(https://www.worldanvil.com/uploads/images/b82a2a86d1b3e6b1029c89d1e72cb1e5.png);</text:p>
      <text:p text:style-name="P1"><text:s text:c="3"/>background-size: 600px;</text:p>
      <text:p text:style-name="P1"><text:s text:c="3"/>background-clip: padding-box;</text:p>
      <text:p text:style-name="P1"><text:s text:c="3"/>background-position: center;</text:p>
      <text:p text:style-name="P1"><text:s text:c="3"/>background-repeat: repeat;</text:p>
      <text:p text:style-name="P1"><text:s text:c="3"/>animation: background-desktop 10s linear infinite;</text:p>
      <text:p text:style-name="P1"><text:s text:c="3"/>border-image-source: url();</text:p>
      <text:p text:style-name="P1"><text:s text:c="3"/>border-image-slice: 20;</text:p>
      <text:p text:style-name="P1"><text:s text:c="3"/>border-image-repeat: stretch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<text:s text:c="3"/>max-width: none!important;</text:p>
      <text:p text:style-name="P1"><text:s text:c="3"/>width: 1500px;</text:p>
      <text:p text:style-name="P1"><text:s text:c="3"/>padding-left: 980px;</text:p>
      <text:p text:style-name="P1"><text:s text:c="3"/>padding-right: 20px;</text:p>
      <text:p text:style-name="P1"><text:s text:c="3"/>padding-top: 50px;</text:p>
      <text:p text:style-name="P1"><text:s text:c="3"/>box-shadow: none;</text:p>
      <text:p text:style-name="P1"><text:s text:c="3"/>z-index: 1000!important;</text:p>
      <text:p text:style-name="P1"><text:s text:c="3"/>left: -980px;</text:p>
      <text:p text:style-name="P1"><text:s text:c="3"/>transition: .6s; <text:s text:c="2"/>/*adds a transition between open and closed*/</text:p>
      <text:p text:style-name="P1">}</text:p>
      <text:p text:style-name="P1"/>
      <text:p text:style-name="P1">.user-css-map-sidebar.active { <text:s text:c="2"/>/*adds a transition between closed to open*/</text:p>
      <text:p text:style-name="P1"><text:soft-page-break/><text:s text:c="3"/>transition: 1s;</text:p>
      <text:p text:style-name="P1">}</text:p>
      <text:p text:style-name="P1"/>
      <text:p text:style-name="P1">.user-css-map-sidebar hr {</text:p>
      <text:p text:style-name="P1"><text:s text:c="3"/>border-color: rgba( 252, 46, 32, .6);</text:p>
      <text:p text:style-name="P1">}</text:p>
      <text:p text:style-name="P1"/>
      <text:p text:style-name="P1">.user-css-map-sidebar h3.world-world {</text:p>
      <text:p text:style-name="P1"><text:s text:c="3"/>font-family: Newcomen, sans-serif;</text:p>
      <text:p text:style-name="P1"><text:s text:c="3"/>font-size: 38px;</text:p>
      <text:p text:style-name="P1"><text:s text:c="3"/>color: rgba( 252, 46, 32, .6);</text:p>
      <text:p text:style-name="P1"><text:s text:c="3"/>text-shadow: 0px 5px 5px rgba(1, 1, 0, .4);</text:p>
      <text:p text:style-name="P1">}</text:p>
      <text:p text:style-name="P1"/>
      <text:p text:style-name="P1">.user-css-map-sidebar h1.map-title {</text:p>
      <text:p text:style-name="P1"><text:s text:c="3"/>font-family: Newcomen, sans-serif;</text:p>
      <text:p text:style-name="P1"><text:s text:c="3"/>font-size: 52px;</text:p>
      <text:p text:style-name="P1"><text:s text:c="3"/>color: rgba( 252, 46, 32, .6);</text:p>
      <text:p text:style-name="P1"><text:s text:c="3"/>text-shadow: 0px 5px 5px rgba(1, 1, 0, .4);</text:p>
      <text:p text:style-name="P1">}</text:p>
      <text:p text:style-name="P1">/* Map Page */</text:p>
      <text:p text:style-name="P1"/>
      <text:p text:style-name="P1"/>
      <text:p text:style-name="P1"/>
      <text:p text:style-name="P1">/* -------------------------- */</text:p>
      <text:p text:style-name="P1">/* ------- <text:s text:c="2"/>Global <text:s text:c="2"/>------- */</text:p>
      <text:p text:style-name="P1">/* -------------------------- */</text:p>
      <text:p text:style-name="P1"/>
      <text:p text:style-name="P1"/>
      <text:p text:style-name="P1"/>
      <text:p text:style-name="P1"><text:soft-page-break/>/*--------------------------*/</text:p>
      <text:p text:style-name="P1">/* ------ <text:s text:c="2"/>Mobile <text:s text:c="2"/>------ */</text:p>
      <text:p text:style-name="P1">/* -------------------------*/</text:p>
      <text:p text:style-name="P1">/*creating a separate mobile section of your code gives you the option of optimizing your world for mobile viewing.*/</text:p>
      <text:p text:style-name="P1">/*normally you'd want the mobile section to be first, since you are expecting most mobile users to be using their cellular data*/</text:p>
      <text:p text:style-name="P1">/*in the case of this css, i designed it so that everything between the desktop and mobile version is interchangable. all i had to do was update the size of fonts and some images*/</text:p>
      <text:p text:style-name="P1">/*if it doesn't load right away, it wont break the mobile viewing experience, it will just look a little big*/</text:p>
      <text:p text:style-name="P1"/>
      <text:p text:style-name="P1"/>
      <text:p text:style-name="P1">/*Only affects phones (small screens)*/</text:p>
      <text:p text:style-name="P1">@media only screen and (max-width: 500px) {</text:p>
      <text:p text:style-name="P1"><text:tab/></text:p>
      <text:p text:style-name="P1">/* ///Page + Article Background/// */</text:p>
      <text:p text:style-name="P1">.user-css-presentation { <text:s text:c="2"/>/*this affects the overall background of the world*/</text:p>
      <text:p text:style-name="P1">background: url(https://www.worldanvil.com/uploads/images/a5b11112eb4c9998b47c533afca43351.jpeg);</text:p>
      <text:p text:style-name="P1">background-size: 120%;</text:p>
      <text:p text:style-name="P1">background-attachment: fixed; <text:s text:c="2"/>/*this locks the image on the screen; it wont scroll*/</text:p>
      <text:p text:style-name="P1">}</text:p>
      <text:p text:style-name="P1"/>
      <text:p text:style-name="P1"><text:s/>.user-css.page,</text:p>
      <text:p text:style-name="P1">.user-css-extended .page { <text:s text:c="2"/>/*this affects the large page container*/</text:p>
      <text:p text:style-name="P1"><text:s text:c="4"/>background: url(https://www.worldanvil.com/uploads/images/e96335507a2056ec8f880b17abe75bdc.png);</text:p>
      <text:p text:style-name="P1"><text:s text:c="3"/>background-size: 300px;</text:p>
      <text:p text:style-name="P1"><text:s text:c="3"/>background-clip: padding-box;</text:p>
      <text:p text:style-name="P1"><text:s text:c="3"/>background-position: center;</text:p>
      <text:p text:style-name="P1"><text:soft-page-break/><text:s text:c="3"/>background-repeat: repeat;</text:p>
      <text:p text:style-name="P1"><text:s text:c="3"/>animation: background-mobile 10s linear infinite;</text:p>
      <text:p text:style-name="P1"><text:s text:c="4"/>box-shadow: 0px 0px 0px;</text:p>
      <text:p text:style-name="P1"><text:s text:c="3"/>overflow: auto;</text:p>
      <text:p text:style-name="P1"><text:s text:c="3"/>overflow-x: hidden;</text:p>
      <text:p text:style-name="P1"><text:s text:c="3"/>max-height: 500px;</text:p>
      <text:p text:style-name="P1"><text:s text:c="3"/>padding: 50px;</text:p>
      <text:p text:style-name="P1"><text:s text:c="3"/>border-image-source: url(https://www.worldanvil.com/uploads/images/b82a2a86d1b3e6b1029c89d1e72cb1e5.png);</text:p>
      <text:p text:style-name="P1"><text:s text:c="3"/>border-image-slice: 20;</text:p>
      <text:p text:style-name="P1"><text:s text:c="3"/>border-image-repeat: stretch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}</text:p>
      <text:p text:style-name="P1">/* ///Page + Article Background/// */</text:p>
      <text:p text:style-name="P1"/>
      <text:p text:style-name="P1">/* ///Font Styling Global/// */</text:p>
      <text:p text:style-name="P1">.user-css {</text:p>
      <text:p text:style-name="P1"><text:s text:c="3"/>font-size: 14px;</text:p>
      <text:p text:style-name="P1"><text:s text:c="3"/>line-height: 1.2;</text:p>
      <text:p text:style-name="P1">}</text:p>
      <text:p text:style-name="P1"/>
      <text:p text:style-name="P1"/>
      <text:p text:style-name="P1">.user-css-extended {</text:p>
      <text:p text:style-name="P1"><text:s text:c="3"/>font-size: 14px;</text:p>
      <text:p text:style-name="P1"><text:s text:c="3"/>line-height: 1.2;</text:p>
      <text:p text:style-name="P1">}</text:p>
      <text:p text:style-name="P1">/* ///Font Styling Global/// */</text:p>
      <text:p text:style-name="P1"/>
      <text:p text:style-name="P1"><text:soft-page-break/></text:p>
      <text:p text:style-name="P1"/>
      <text:p text:style-name="P1">/* ///Font Styling H1/// */</text:p>
      <text:p text:style-name="P1">.user-css h1 {</text:p>
      <text:p text:style-name="P1"><text:s text:c="3"/>font-size: 35px;</text:p>
      <text:p text:style-name="P1"><text:s text:c="3"/>line-height: 1.3;</text:p>
      <text:p text:style-name="P1"><text:s text:c="3"/>margin-top: 30px;</text:p>
      <text:p text:style-name="P1">}</text:p>
      <text:p text:style-name="P1"/>
      <text:p text:style-name="P1"/>
      <text:p text:style-name="P1">.user-css-extended h1 {</text:p>
      <text:p text:style-name="P1"><text:s text:c="3"/>font-size: 35px;</text:p>
      <text:p text:style-name="P1"><text:s text:c="3"/>line-height: 1.3;</text:p>
      <text:p text:style-name="P1"><text:s text:c="3"/>margin-top: 30px;</text:p>
      <text:p text:style-name="P1">}</text:p>
      <text:p text:style-name="P1">/* ///Font Styling H1/// */</text:p>
      <text:p text:style-name="P1"/>
      <text:p text:style-name="P1"/>
      <text:p text:style-name="P1"/>
      <text:p text:style-name="P1">/* ///Font Styling H2/// */</text:p>
      <text:p text:style-name="P1">.user-css h2 {</text:p>
      <text:p text:style-name="P1"><text:s text:c="3"/>font-size: 28px;</text:p>
      <text:p text:style-name="P1"><text:s text:c="3"/>margin-bottom: 3px;</text:p>
      <text:p text:style-name="P1"><text:s text:c="3"/>line-height: 1.2;</text:p>
      <text:p text:style-name="P1"><text:s text:c="3"/>margin-top: 10px;</text:p>
      <text:p text:style-name="P1">}</text:p>
      <text:p text:style-name="P1"/>
      <text:p text:style-name="P1"/>
      <text:p text:style-name="P1">.user-css-extended h2 {</text:p>
      <text:p text:style-name="P1"><text:s text:c="3"/>font-size: 28px;</text:p>
      <text:p text:style-name="P1"><text:soft-page-break/><text:s text:c="3"/>margin-bottom: 3px;</text:p>
      <text:p text:style-name="P1"><text:s text:c="3"/>line-height: 1.2;</text:p>
      <text:p text:style-name="P1"><text:s text:c="3"/>margin-top: 10px;</text:p>
      <text:p text:style-name="P1">}</text:p>
      <text:p text:style-name="P1">/* ///Font Styling H2/// */</text:p>
      <text:p text:style-name="P1"/>
      <text:p text:style-name="P1"/>
      <text:p text:style-name="P1"/>
      <text:p text:style-name="P1">/* ///Font Styling H3/// */</text:p>
      <text:p text:style-name="P1">.user-css h3 {</text:p>
      <text:p text:style-name="P1"><text:s text:c="3"/>font-size: 21px;</text:p>
      <text:p text:style-name="P1"><text:s text:c="3"/>margin-bottom: 3px;</text:p>
      <text:p text:style-name="P1"><text:s text:c="3"/>margin-top: 10px;</text:p>
      <text:p text:style-name="P1">}</text:p>
      <text:p text:style-name="P1"/>
      <text:p text:style-name="P1"/>
      <text:p text:style-name="P1">.user-css-extended h3 {</text:p>
      <text:p text:style-name="P1"><text:s text:c="3"/>font-size: 21px;</text:p>
      <text:p text:style-name="P1"><text:s text:c="3"/>margin-bottom: 3px;</text:p>
      <text:p text:style-name="P1"><text:s text:c="3"/>margin-top: 10px;</text:p>
      <text:p text:style-name="P1">}</text:p>
      <text:p text:style-name="P1">/* ///Font Styling H3/// */</text:p>
      <text:p text:style-name="P1"/>
      <text:p text:style-name="P1"/>
      <text:p text:style-name="P1"/>
      <text:p text:style-name="P1">/* ///Font Styling/// H4 */</text:p>
      <text:p text:style-name="P1">.user-css h4 {</text:p>
      <text:p text:style-name="P1"><text:s text:c="3"/>font-size: 18px;</text:p>
      <text:p text:style-name="P1">}</text:p>
      <text:p text:style-name="P1"/>
      <text:p text:style-name="P1"><text:soft-page-break/></text:p>
      <text:p text:style-name="P1">.user-css-extended h4 {</text:p>
      <text:p text:style-name="P1"><text:s text:c="3"/>font-size: 18px;</text:p>
      <text:p text:style-name="P1">}</text:p>
      <text:p text:style-name="P1">/* ///Font Styling H4/// */</text:p>
      <text:p text:style-name="P1"/>
      <text:p text:style-name="P1"/>
      <text:p text:style-name="P1"/>
      <text:p text:style-name="P1">/* ///Font Styling H5/// */</text:p>
      <text:p text:style-name="P1">.user-css h5 {</text:p>
      <text:p text:style-name="P1"><text:s text:c="3"/>font-size: 14px;</text:p>
      <text:p text:style-name="P1">}</text:p>
      <text:p text:style-name="P1"/>
      <text:p text:style-name="P1"/>
      <text:p text:style-name="P1">.user-css-extended h5 {</text:p>
      <text:p text:style-name="P1"><text:s text:c="3"/>font-size: 14px;</text:p>
      <text:p text:style-name="P1">}</text:p>
      <text:p text:style-name="P1">/* ///Font Styling H5/// */</text:p>
      <text:p text:style-name="P1"/>
      <text:p text:style-name="P1"/>
      <text:p text:style-name="P1"/>
      <text:p text:style-name="P1">/* ///Spans/// */ <text:s text:c="2"/>/*don't remember what is considered span but I wrote it for a reason*/</text:p>
      <text:p text:style-name="P1">.user-css span {</text:p>
      <text:p text:style-name="P1"><text:s text:c="3"/>font-size: 14px;</text:p>
      <text:p text:style-name="P1">}</text:p>
      <text:p text:style-name="P1"/>
      <text:p text:style-name="P1"/>
      <text:p text:style-name="P1">.user-css-extended span {</text:p>
      <text:p text:style-name="P1"><text:s text:c="3"/>font-size: 14px;</text:p>
      <text:p text:style-name="P1">}</text:p>
      <text:p text:style-name="P1"><text:soft-page-break/>/* ///Spans/// */</text:p>
      <text:p text:style-name="P1"/>
      <text:p text:style-name="P1"/>
      <text:p text:style-name="P1"/>
      <text:p text:style-name="P1">/* ///Font Styling Links/// */</text:p>
      <text:p text:style-name="P1">.user-css a {</text:p>
      <text:p text:style-name="P1"><text:s text:c="3"/>font-size: 14px;</text:p>
      <text:p text:style-name="P1">}</text:p>
      <text:p text:style-name="P1"/>
      <text:p text:style-name="P1">.user-css-extended a {</text:p>
      <text:p text:style-name="P1"><text:s text:c="3"/>font-size: 14px;</text:p>
      <text:p text:style-name="P1">}</text:p>
      <text:p text:style-name="P1">/* ///Font Styling Links/// */</text:p>
      <text:p text:style-name="P1"/>
      <text:p text:style-name="P1"/>
      <text:p text:style-name="P1"/>
      <text:p text:style-name="P1">/* Scrollbar Styling */</text:p>
      <text:p text:style-name="P1">.user-css.page::-webkit-scrollbar {</text:p>
      <text:p text:style-name="P1"><text:s text:c="3"/>width: 4px;</text:p>
      <text:p text:style-name="P1">}</text:p>
      <text:p text:style-name="P1"/>
      <text:p text:style-name="P1">.user-css.page::-webkit-scrollbar-thumb {</text:p>
      <text:p text:style-name="P1"><text:s text:c="3"/>border-radius: 2px;</text:p>
      <text:p text:style-name="P1">}</text:p>
      <text:p text:style-name="P1"/>
      <text:p text:style-name="P1">.extendedbody-comments::-webkit-scrollbar {</text:p>
      <text:p text:style-name="P1"><text:s text:c="3"/>width: 4px;</text:p>
      <text:p text:style-name="P1">}</text:p>
      <text:p text:style-name="P1"/>
      <text:p text:style-name="P1">.extendedbody-comments::-webkit-scrollbar-thumb {</text:p>
      <text:p text:style-name="P1"><text:soft-page-break/><text:s text:c="3"/>border-radius: 2px;</text:p>
      <text:p text:style-name="P1">}</text:p>
      <text:p text:style-name="P1">/* Scrollbar Styling */</text:p>
      <text:p text:style-name="P1"/>
      <text:p text:style-name="P1"/>
      <text:p text:style-name="P1"/>
      <text:p text:style-name="P1">/* Navigation Sidebar */</text:p>
      <text:p text:style-name="P1">.user-css-presentation div#world-navigation-sidebar { /*hides the sidebar*/</text:p>
      <text:p text:style-name="P1"><text:s text:c="3"/>visibility: hidden;</text:p>
      <text:p text:style-name="P1">}</text:p>
      <text:p text:style-name="P1"/>
      <text:p text:style-name="P1">.user-css-presentation .world-navigation-palette-trigger-inactive { <text:s text:c="2"/>/*hides the sidebar button*/</text:p>
      <text:p text:style-name="P1"><text:s text:c="3"/>visibility: hidden;</text:p>
      <text:p text:style-name="P1">}</text:p>
      <text:p text:style-name="P1">/* Navigation Sidebar */</text:p>
      <text:p text:style-name="P1"/>
      <text:p text:style-name="P1"/>
      <text:p text:style-name="P1"/>
      <text:p text:style-name="P1">}</text:p>
      <text:p text:style-name="P1">/*End phone adjustments*/</text:p>
      <text:p text:style-name="P1"/>
      <text:p text:style-name="P1"/>
      <text:p text:style-name="P1"/>
      <text:p text:style-name="P1">/*--------------------------*/</text:p>
      <text:p text:style-name="P1">/* ------ <text:s text:c="2"/>Mobile <text:s text:c="2"/>------ */</text:p>
      <text:p text:style-name="P1">/* -------------------------*/</text:p>
      <text:p text:style-name="P3"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4T15:24:39.967000000</meta:creation-date>
    <dc:date>2023-01-20T13:36:22.226000000</dc:date>
    <meta:editing-duration>PT3H50M4S</meta:editing-duration>
    <meta:editing-cycles>18</meta:editing-cycles>
    <meta:generator>LibreOffice/7.4.3.2$Windows_X86_64 LibreOffice_project/1048a8393ae2eeec98dff31b5c133c5f1d08b890</meta:generator>
    <meta:document-statistic meta:table-count="0" meta:image-count="0" meta:object-count="0" meta:page-count="47" meta:paragraph-count="1089" meta:word-count="4647" meta:character-count="34576" meta:non-whitespace-character-count="29357"/>
  </office:meta>
</office:document-meta>
</file>